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9in" svg:y="0.0394in">
            <draw:object draw:notify-on-update-of-ranges="Sheet1.A1:Sheet1.A343 Sheet1.B1:Sheet1.B3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.92217907400004" calcext:value-type="float">
            <text:p>4.922179074</text:p>
          </table:table-cell>
          <table:table-cell office:value-type="float" office:value="12.1897231079894" calcext:value-type="float">
            <text:p>12.189723108</text:p>
          </table:table-cell>
        </table:table-row>
        <table:table-row table:style-name="ro1">
          <table:table-cell office:value-type="float" office:value="5.05059854399997" calcext:value-type="float">
            <text:p>5.050598544</text:p>
          </table:table-cell>
          <table:table-cell office:value-type="float" office:value="467.218872652523" calcext:value-type="float">
            <text:p>467.2188726525</text:p>
          </table:table-cell>
        </table:table-row>
        <table:table-row table:style-name="ro1">
          <table:table-cell office:value-type="float" office:value="5.13067825200005" calcext:value-type="float">
            <text:p>5.130678252</text:p>
          </table:table-cell>
          <table:table-cell office:value-type="float" office:value="749.253481293119" calcext:value-type="float">
            <text:p>749.2534812931</text:p>
          </table:table-cell>
        </table:table-row>
        <table:table-row table:style-name="ro1">
          <table:table-cell office:value-type="float" office:value="5.19987921300003" calcext:value-type="float">
            <text:p>5.199879213</text:p>
          </table:table-cell>
          <table:table-cell office:value-type="float" office:value="867.039982291843" calcext:value-type="float">
            <text:p>867.0399822918</text:p>
          </table:table-cell>
        </table:table-row>
        <table:table-row table:style-name="ro1">
          <table:table-cell office:value-type="float" office:value="5.25657601600005" calcext:value-type="float">
            <text:p>5.256576016</text:p>
          </table:table-cell>
          <table:table-cell office:value-type="float" office:value="1058.26072768117" calcext:value-type="float">
            <text:p>1058.2607276812</text:p>
          </table:table-cell>
        </table:table-row>
        <table:table-row table:style-name="ro1">
          <table:table-cell office:value-type="float" office:value="5.30637207199993" calcext:value-type="float">
            <text:p>5.306372072</text:p>
          </table:table-cell>
          <table:table-cell office:value-type="float" office:value="1204.91470248463" calcext:value-type="float">
            <text:p>1204.9147024846</text:p>
          </table:table-cell>
        </table:table-row>
        <table:table-row table:style-name="ro1">
          <table:table-cell office:value-type="float" office:value="5.34791780399996" calcext:value-type="float">
            <text:p>5.347917804</text:p>
          </table:table-cell>
          <table:table-cell office:value-type="float" office:value="1444.19166811057" calcext:value-type="float">
            <text:p>1444.1916681106</text:p>
          </table:table-cell>
        </table:table-row>
        <table:table-row table:style-name="ro1">
          <table:table-cell office:value-type="float" office:value="5.38665323800001" calcext:value-type="float">
            <text:p>5.386653238</text:p>
          </table:table-cell>
          <table:table-cell office:value-type="float" office:value="1548.96934935412" calcext:value-type="float">
            <text:p>1548.9693493541</text:p>
          </table:table-cell>
        </table:table-row>
        <table:table-row table:style-name="ro1">
          <table:table-cell office:value-type="float" office:value="5.422021761" calcext:value-type="float">
            <text:p>5.422021761</text:p>
          </table:table-cell>
          <table:table-cell office:value-type="float" office:value="1696.42368158885" calcext:value-type="float">
            <text:p>1696.4236815889</text:p>
          </table:table-cell>
        </table:table-row>
        <table:table-row table:style-name="ro1">
          <table:table-cell office:value-type="float" office:value="5.45717273399987" calcext:value-type="float">
            <text:p>5.457172734</text:p>
          </table:table-cell>
          <table:table-cell office:value-type="float" office:value="1706.92287807275" calcext:value-type="float">
            <text:p>1706.9228780728</text:p>
          </table:table-cell>
        </table:table-row>
        <table:table-row table:style-name="ro1">
          <table:table-cell office:value-type="float" office:value="5.49159839699996" calcext:value-type="float">
            <text:p>5.491598397</text:p>
          </table:table-cell>
          <table:table-cell office:value-type="float" office:value="1742.88582328359" calcext:value-type="float">
            <text:p>1742.8858232836</text:p>
          </table:table-cell>
        </table:table-row>
        <table:table-row table:style-name="ro1">
          <table:table-cell office:value-type="float" office:value="5.52549885500002" calcext:value-type="float">
            <text:p>5.525498855</text:p>
          </table:table-cell>
          <table:table-cell office:value-type="float" office:value="1769.88759266587" calcext:value-type="float">
            <text:p>1769.8875926659</text:p>
          </table:table-cell>
        </table:table-row>
        <table:table-row table:style-name="ro1">
          <table:table-cell office:value-type="float" office:value="5.55863957599991" calcext:value-type="float">
            <text:p>5.558639576</text:p>
          </table:table-cell>
          <table:table-cell office:value-type="float" office:value="1810.46151651965" calcext:value-type="float">
            <text:p>1810.4615165197</text:p>
          </table:table-cell>
        </table:table-row>
        <table:table-row table:style-name="ro1">
          <table:table-cell office:value-type="float" office:value="5.59228873300003" calcext:value-type="float">
            <text:p>5.592288733</text:p>
          </table:table-cell>
          <table:table-cell office:value-type="float" office:value="1783.10559161328" calcext:value-type="float">
            <text:p>1783.1055916133</text:p>
          </table:table-cell>
        </table:table-row>
        <table:table-row table:style-name="ro1">
          <table:table-cell office:value-type="float" office:value="5.62637804399992" calcext:value-type="float">
            <text:p>5.626378044</text:p>
          </table:table-cell>
          <table:table-cell office:value-type="float" office:value="1760.08250798016" calcext:value-type="float">
            <text:p>1760.0825079802</text:p>
          </table:table-cell>
        </table:table-row>
        <table:table-row table:style-name="ro1">
          <table:table-cell office:value-type="float" office:value="5.66031126200005" calcext:value-type="float">
            <text:p>5.660311262</text:p>
          </table:table-cell>
          <table:table-cell office:value-type="float" office:value="1768.17889773294" calcext:value-type="float">
            <text:p>1768.1788977329</text:p>
          </table:table-cell>
        </table:table-row>
        <table:table-row table:style-name="ro1">
          <table:table-cell office:value-type="float" office:value="5.69349432700005" calcext:value-type="float">
            <text:p>5.693494327</text:p>
          </table:table-cell>
          <table:table-cell office:value-type="float" office:value="1808.1512361801" calcext:value-type="float">
            <text:p>1808.1512361801</text:p>
          </table:table-cell>
        </table:table-row>
        <table:table-row table:style-name="ro1">
          <table:table-cell office:value-type="float" office:value="5.72725504599998" calcext:value-type="float">
            <text:p>5.727255046</text:p>
          </table:table-cell>
          <table:table-cell office:value-type="float" office:value="1777.21333482638" calcext:value-type="float">
            <text:p>1777.2133348264</text:p>
          </table:table-cell>
        </table:table-row>
        <table:table-row table:style-name="ro1">
          <table:table-cell office:value-type="float" office:value="5.76148966799997" calcext:value-type="float">
            <text:p>5.761489668</text:p>
          </table:table-cell>
          <table:table-cell office:value-type="float" office:value="1752.61172739181" calcext:value-type="float">
            <text:p>1752.6117273918</text:p>
          </table:table-cell>
        </table:table-row>
        <table:table-row table:style-name="ro1">
          <table:table-cell office:value-type="float" office:value="5.79517075199988" calcext:value-type="float">
            <text:p>5.795170752</text:p>
          </table:table-cell>
          <table:table-cell office:value-type="float" office:value="1781.41534875072" calcext:value-type="float">
            <text:p>1781.4153487507</text:p>
          </table:table-cell>
        </table:table-row>
        <table:table-row table:style-name="ro1">
          <table:table-cell office:value-type="float" office:value="5.82828397399999" calcext:value-type="float">
            <text:p>5.828283974</text:p>
          </table:table-cell>
          <table:table-cell office:value-type="float" office:value="1811.96502109638" calcext:value-type="float">
            <text:p>1811.9650210964</text:p>
          </table:table-cell>
        </table:table-row>
        <table:table-row table:style-name="ro1">
          <table:table-cell office:value-type="float" office:value="5.86200677600004" calcext:value-type="float">
            <text:p>5.862006776</text:p>
          </table:table-cell>
          <table:table-cell office:value-type="float" office:value="1779.21158508416" calcext:value-type="float">
            <text:p>1779.2115850842</text:p>
          </table:table-cell>
        </table:table-row>
        <table:table-row table:style-name="ro1">
          <table:table-cell office:value-type="float" office:value="5.89600400399991" calcext:value-type="float">
            <text:p>5.896004004</text:p>
          </table:table-cell>
          <table:table-cell office:value-type="float" office:value="1764.84976952367" calcext:value-type="float">
            <text:p>1764.8497695237</text:p>
          </table:table-cell>
        </table:table-row>
        <table:table-row table:style-name="ro1">
          <table:table-cell office:value-type="float" office:value="5.92987591999986" calcext:value-type="float">
            <text:p>5.92987592</text:p>
          </table:table-cell>
          <table:table-cell office:value-type="float" office:value="1771.37897956772" calcext:value-type="float">
            <text:p>1771.3789795677</text:p>
          </table:table-cell>
        </table:table-row>
        <table:table-row table:style-name="ro1">
          <table:table-cell office:value-type="float" office:value="5.96324789100004" calcext:value-type="float">
            <text:p>5.963247891</text:p>
          </table:table-cell>
          <table:table-cell office:value-type="float" office:value="1797.91598163856" calcext:value-type="float">
            <text:p>1797.9159816386</text:p>
          </table:table-cell>
        </table:table-row>
        <table:table-row table:style-name="ro1">
          <table:table-cell office:value-type="float" office:value="5.997057047" calcext:value-type="float">
            <text:p>5.997057047</text:p>
          </table:table-cell>
          <table:table-cell office:value-type="float" office:value="1774.66719370543" calcext:value-type="float">
            <text:p>1774.6671937054</text:p>
          </table:table-cell>
        </table:table-row>
        <table:table-row table:style-name="ro1">
          <table:table-cell office:value-type="float" office:value="6.031456252" calcext:value-type="float">
            <text:p>6.031456252</text:p>
          </table:table-cell>
          <table:table-cell office:value-type="float" office:value="1744.22635639401" calcext:value-type="float">
            <text:p>1744.226356394</text:p>
          </table:table-cell>
        </table:table-row>
        <table:table-row table:style-name="ro1">
          <table:table-cell office:value-type="float" office:value="6.06593233099989" calcext:value-type="float">
            <text:p>6.065932331</text:p>
          </table:table-cell>
          <table:table-cell office:value-type="float" office:value="1740.33711896867" calcext:value-type="float">
            <text:p>1740.3371189687</text:p>
          </table:table-cell>
        </table:table-row>
        <table:table-row table:style-name="ro1">
          <table:table-cell office:value-type="float" office:value="6.10028611999996" calcext:value-type="float">
            <text:p>6.10028612</text:p>
          </table:table-cell>
          <table:table-cell office:value-type="float" office:value="1746.53223840497" calcext:value-type="float">
            <text:p>1746.532238405</text:p>
          </table:table-cell>
        </table:table-row>
        <table:table-row table:style-name="ro1">
          <table:table-cell office:value-type="float" office:value="6.13501740699985" calcext:value-type="float">
            <text:p>6.135017407</text:p>
          </table:table-cell>
          <table:table-cell office:value-type="float" office:value="1727.5489963904" calcext:value-type="float">
            <text:p>1727.5489963904</text:p>
          </table:table-cell>
        </table:table-row>
        <table:table-row table:style-name="ro1">
          <table:table-cell office:value-type="float" office:value="6.16997025499995" calcext:value-type="float">
            <text:p>6.169970255</text:p>
          </table:table-cell>
          <table:table-cell office:value-type="float" office:value="1716.59831553136" calcext:value-type="float">
            <text:p>1716.5983155314</text:p>
          </table:table-cell>
        </table:table-row>
        <table:table-row table:style-name="ro1">
          <table:table-cell office:value-type="float" office:value="6.20479091699986" calcext:value-type="float">
            <text:p>6.204790917</text:p>
          </table:table-cell>
          <table:table-cell office:value-type="float" office:value="1723.11485635078" calcext:value-type="float">
            <text:p>1723.1148563508</text:p>
          </table:table-cell>
        </table:table-row>
        <table:table-row table:style-name="ro1">
          <table:table-cell office:value-type="float" office:value="6.23903340399988" calcext:value-type="float">
            <text:p>6.239033404</text:p>
          </table:table-cell>
          <table:table-cell office:value-type="float" office:value="1752.20917802932" calcext:value-type="float">
            <text:p>1752.2091780293</text:p>
          </table:table-cell>
        </table:table-row>
        <table:table-row table:style-name="ro1">
          <table:table-cell office:value-type="float" office:value="6.27382203399998" calcext:value-type="float">
            <text:p>6.273822034</text:p>
          </table:table-cell>
          <table:table-cell office:value-type="float" office:value="1724.7014326186" calcext:value-type="float">
            <text:p>1724.7014326186</text:p>
          </table:table-cell>
        </table:table-row>
        <table:table-row table:style-name="ro1">
          <table:table-cell office:value-type="float" office:value="6.30922060900002" calcext:value-type="float">
            <text:p>6.309220609</text:p>
          </table:table-cell>
          <table:table-cell office:value-type="float" office:value="1694.98348450253" calcext:value-type="float">
            <text:p>1694.9834845025</text:p>
          </table:table-cell>
        </table:table-row>
        <table:table-row table:style-name="ro1">
          <table:table-cell office:value-type="float" office:value="6.34437397700003" calcext:value-type="float">
            <text:p>6.344373977</text:p>
          </table:table-cell>
          <table:table-cell office:value-type="float" office:value="1706.80658535997" calcext:value-type="float">
            <text:p>1706.80658536</text:p>
          </table:table-cell>
        </table:table-row>
        <table:table-row table:style-name="ro1">
          <table:table-cell office:value-type="float" office:value="6.37924812799997" calcext:value-type="float">
            <text:p>6.379248128</text:p>
          </table:table-cell>
          <table:table-cell office:value-type="float" office:value="1720.47199084799" calcext:value-type="float">
            <text:p>1720.471990848</text:p>
          </table:table-cell>
        </table:table-row>
        <table:table-row table:style-name="ro1">
          <table:table-cell office:value-type="float" office:value="6.41464071399992" calcext:value-type="float">
            <text:p>6.414640714</text:p>
          </table:table-cell>
          <table:table-cell office:value-type="float" office:value="1695.27030322384" calcext:value-type="float">
            <text:p>1695.2703032238</text:p>
          </table:table-cell>
        </table:table-row>
        <table:table-row table:style-name="ro1">
          <table:table-cell office:value-type="float" office:value="6.450460432" calcext:value-type="float">
            <text:p>6.450460432</text:p>
          </table:table-cell>
          <table:table-cell office:value-type="float" office:value="1675.05506324362" calcext:value-type="float">
            <text:p>1675.0550632436</text:p>
          </table:table-cell>
        </table:table-row>
        <table:table-row table:style-name="ro1">
          <table:table-cell office:value-type="float" office:value="6.48636338000006" calcext:value-type="float">
            <text:p>6.48636338</text:p>
          </table:table-cell>
          <table:table-cell office:value-type="float" office:value="1671.17196058397" calcext:value-type="float">
            <text:p>1671.171960584</text:p>
          </table:table-cell>
        </table:table-row>
        <table:table-row table:style-name="ro1">
          <table:table-cell office:value-type="float" office:value="6.52212007899993" calcext:value-type="float">
            <text:p>6.522120079</text:p>
          </table:table-cell>
          <table:table-cell office:value-type="float" office:value="1678.00724558518" calcext:value-type="float">
            <text:p>1678.0072455852</text:p>
          </table:table-cell>
        </table:table-row>
        <table:table-row table:style-name="ro1">
          <table:table-cell office:value-type="float" office:value="6.5579465159999" calcext:value-type="float">
            <text:p>6.557946516</text:p>
          </table:table-cell>
          <table:table-cell office:value-type="float" office:value="1674.74091827921" calcext:value-type="float">
            <text:p>1674.7409182792</text:p>
          </table:table-cell>
        </table:table-row>
        <table:table-row table:style-name="ro1">
          <table:table-cell office:value-type="float" office:value="6.59358608000002" calcext:value-type="float">
            <text:p>6.59358608</text:p>
          </table:table-cell>
          <table:table-cell office:value-type="float" office:value="1683.52227877412" calcext:value-type="float">
            <text:p>1683.5222787741</text:p>
          </table:table-cell>
        </table:table-row>
        <table:table-row table:style-name="ro1">
          <table:table-cell office:value-type="float" office:value="6.62871772899985" calcext:value-type="float">
            <text:p>6.628717729</text:p>
          </table:table-cell>
          <table:table-cell office:value-type="float" office:value="1707.8617630588" calcext:value-type="float">
            <text:p>1707.8617630588</text:p>
          </table:table-cell>
        </table:table-row>
        <table:table-row table:style-name="ro1">
          <table:table-cell office:value-type="float" office:value="6.66282354999998" calcext:value-type="float">
            <text:p>6.66282355</text:p>
          </table:table-cell>
          <table:table-cell office:value-type="float" office:value="1759.23048443124" calcext:value-type="float">
            <text:p>1759.2304844312</text:p>
          </table:table-cell>
        </table:table-row>
        <table:table-row table:style-name="ro1">
          <table:table-cell office:value-type="float" office:value="6.69732619199999" calcext:value-type="float">
            <text:p>6.697326192</text:p>
          </table:table-cell>
          <table:table-cell office:value-type="float" office:value="1738.99726287594" calcext:value-type="float">
            <text:p>1738.9972628759</text:p>
          </table:table-cell>
        </table:table-row>
        <table:table-row table:style-name="ro1">
          <table:table-cell office:value-type="float" office:value="6.73239971699991" calcext:value-type="float">
            <text:p>6.732399717</text:p>
          </table:table-cell>
          <table:table-cell office:value-type="float" office:value="1710.69203908485" calcext:value-type="float">
            <text:p>1710.6920390849</text:p>
          </table:table-cell>
        </table:table-row>
        <table:table-row table:style-name="ro1">
          <table:table-cell office:value-type="float" office:value="6.76641131999986" calcext:value-type="float">
            <text:p>6.76641132</text:p>
          </table:table-cell>
          <table:table-cell office:value-type="float" office:value="1764.1038559718" calcext:value-type="float">
            <text:p>1764.1038559718</text:p>
          </table:table-cell>
        </table:table-row>
        <table:table-row table:style-name="ro1">
          <table:table-cell office:value-type="float" office:value="6.79926537699998" calcext:value-type="float">
            <text:p>6.799265377</text:p>
          </table:table-cell>
          <table:table-cell office:value-type="float" office:value="1826.25847394666" calcext:value-type="float">
            <text:p>1826.2584739467</text:p>
          </table:table-cell>
        </table:table-row>
        <table:table-row table:style-name="ro1">
          <table:table-cell office:value-type="float" office:value="6.83178474700003" calcext:value-type="float">
            <text:p>6.831784747</text:p>
          </table:table-cell>
          <table:table-cell office:value-type="float" office:value="1845.05419385173" calcext:value-type="float">
            <text:p>1845.0541938517</text:p>
          </table:table-cell>
        </table:table-row>
        <table:table-row table:style-name="ro1">
          <table:table-cell office:value-type="float" office:value="6.86394875499991" calcext:value-type="float">
            <text:p>6.863948755</text:p>
          </table:table-cell>
          <table:table-cell office:value-type="float" office:value="1865.43915796256" calcext:value-type="float">
            <text:p>1865.4391579626</text:p>
          </table:table-cell>
        </table:table-row>
        <table:table-row table:style-name="ro1">
          <table:table-cell office:value-type="float" office:value="6.89588297199998" calcext:value-type="float">
            <text:p>6.895882972</text:p>
          </table:table-cell>
          <table:table-cell office:value-type="float" office:value="1878.86241268627" calcext:value-type="float">
            <text:p>1878.8624126863</text:p>
          </table:table-cell>
        </table:table-row>
        <table:table-row table:style-name="ro1">
          <table:table-cell office:value-type="float" office:value="6.92758135700001" calcext:value-type="float">
            <text:p>6.927581357</text:p>
          </table:table-cell>
          <table:table-cell office:value-type="float" office:value="1892.8409128714" calcext:value-type="float">
            <text:p>1892.8409128714</text:p>
          </table:table-cell>
        </table:table-row>
        <table:table-row table:style-name="ro1">
          <table:table-cell office:value-type="float" office:value="6.95854448599994" calcext:value-type="float">
            <text:p>6.958544486</text:p>
          </table:table-cell>
          <table:table-cell office:value-type="float" office:value="1937.78865179091" calcext:value-type="float">
            <text:p>1937.7886517909</text:p>
          </table:table-cell>
        </table:table-row>
        <table:table-row table:style-name="ro1">
          <table:table-cell office:value-type="float" office:value="6.98888011700001" calcext:value-type="float">
            <text:p>6.988880117</text:p>
          </table:table-cell>
          <table:table-cell office:value-type="float" office:value="1977.87215963498" calcext:value-type="float">
            <text:p>1977.872159635</text:p>
          </table:table-cell>
        </table:table-row>
        <table:table-row table:style-name="ro1">
          <table:table-cell office:value-type="float" office:value="7.019165488" calcext:value-type="float">
            <text:p>7.019165488</text:p>
          </table:table-cell>
          <table:table-cell office:value-type="float" office:value="1981.15453167201" calcext:value-type="float">
            <text:p>1981.154531672</text:p>
          </table:table-cell>
        </table:table-row>
        <table:table-row table:style-name="ro1">
          <table:table-cell office:value-type="float" office:value="7.04922695499999" calcext:value-type="float">
            <text:p>7.049226955</text:p>
          </table:table-cell>
          <table:table-cell office:value-type="float" office:value="1995.91057881534" calcext:value-type="float">
            <text:p>1995.9105788153</text:p>
          </table:table-cell>
        </table:table-row>
        <table:table-row table:style-name="ro1">
          <table:table-cell office:value-type="float" office:value="7.07933237899988" calcext:value-type="float">
            <text:p>7.079332379</text:p>
          </table:table-cell>
          <table:table-cell office:value-type="float" office:value="1992.99634511806" calcext:value-type="float">
            <text:p>1992.9963451181</text:p>
          </table:table-cell>
        </table:table-row>
        <table:table-row table:style-name="ro1">
          <table:table-cell office:value-type="float" office:value="7.10974946800002" calcext:value-type="float">
            <text:p>7.109749468</text:p>
          </table:table-cell>
          <table:table-cell office:value-type="float" office:value="1972.57535064339" calcext:value-type="float">
            <text:p>1972.5753506434</text:p>
          </table:table-cell>
        </table:table-row>
        <table:table-row table:style-name="ro1">
          <table:table-cell office:value-type="float" office:value="7.14046259799989" calcext:value-type="float">
            <text:p>7.140462598</text:p>
          </table:table-cell>
          <table:table-cell office:value-type="float" office:value="1953.56188054618" calcext:value-type="float">
            <text:p>1953.5618805462</text:p>
          </table:table-cell>
        </table:table-row>
        <table:table-row table:style-name="ro1">
          <table:table-cell office:value-type="float" office:value="7.17131119500004" calcext:value-type="float">
            <text:p>7.171311195</text:p>
          </table:table-cell>
          <table:table-cell office:value-type="float" office:value="1944.98310570467" calcext:value-type="float">
            <text:p>1944.9831057047</text:p>
          </table:table-cell>
        </table:table-row>
        <table:table-row table:style-name="ro1">
          <table:table-cell office:value-type="float" office:value="7.20226619899995" calcext:value-type="float">
            <text:p>7.202266199</text:p>
          </table:table-cell>
          <table:table-cell office:value-type="float" office:value="1938.29727821004" calcext:value-type="float">
            <text:p>1938.29727821</text:p>
          </table:table-cell>
        </table:table-row>
        <table:table-row table:style-name="ro1">
          <table:table-cell office:value-type="float" office:value="7.23327083699996" calcext:value-type="float">
            <text:p>7.233270837</text:p>
          </table:table-cell>
          <table:table-cell office:value-type="float" office:value="1935.19434092327" calcext:value-type="float">
            <text:p>1935.1943409233</text:p>
          </table:table-cell>
        </table:table-row>
        <table:table-row table:style-name="ro1">
          <table:table-cell office:value-type="float" office:value="7.26429531999997" calcext:value-type="float">
            <text:p>7.26429532</text:p>
          </table:table-cell>
          <table:table-cell office:value-type="float" office:value="1933.95648204614" calcext:value-type="float">
            <text:p>1933.9564820462</text:p>
          </table:table-cell>
        </table:table-row>
        <table:table-row table:style-name="ro1">
          <table:table-cell office:value-type="float" office:value="7.29570688299987" calcext:value-type="float">
            <text:p>7.295706883</text:p>
          </table:table-cell>
          <table:table-cell office:value-type="float" office:value="1910.12462513265" calcext:value-type="float">
            <text:p>1910.1246251327</text:p>
          </table:table-cell>
        </table:table-row>
        <table:table-row table:style-name="ro1">
          <table:table-cell office:value-type="float" office:value="7.32743651800001" calcext:value-type="float">
            <text:p>7.327436518</text:p>
          </table:table-cell>
          <table:table-cell office:value-type="float" office:value="1890.97668472146" calcext:value-type="float">
            <text:p>1890.9766847215</text:p>
          </table:table-cell>
        </table:table-row>
        <table:table-row table:style-name="ro1">
          <table:table-cell office:value-type="float" office:value="7.35958422399995" calcext:value-type="float">
            <text:p>7.359584224</text:p>
          </table:table-cell>
          <table:table-cell office:value-type="float" office:value="1866.38511625452" calcext:value-type="float">
            <text:p>1866.3851162545</text:p>
          </table:table-cell>
        </table:table-row>
        <table:table-row table:style-name="ro1">
          <table:table-cell office:value-type="float" office:value="7.39205005300005" calcext:value-type="float">
            <text:p>7.392050053</text:p>
          </table:table-cell>
          <table:table-cell office:value-type="float" office:value="1848.09696372794" calcext:value-type="float">
            <text:p>1848.0969637279</text:p>
          </table:table-cell>
        </table:table-row>
        <table:table-row table:style-name="ro1">
          <table:table-cell office:value-type="float" office:value="7.42488374499999" calcext:value-type="float">
            <text:p>7.424883745</text:p>
          </table:table-cell>
          <table:table-cell office:value-type="float" office:value="1827.39120535423" calcext:value-type="float">
            <text:p>1827.3912053542</text:p>
          </table:table-cell>
        </table:table-row>
        <table:table-row table:style-name="ro1">
          <table:table-cell office:value-type="float" office:value="7.45811050799989" calcext:value-type="float">
            <text:p>7.458110508</text:p>
          </table:table-cell>
          <table:table-cell office:value-type="float" office:value="1805.77325573895" calcext:value-type="float">
            <text:p>1805.773255739</text:p>
          </table:table-cell>
        </table:table-row>
        <table:table-row table:style-name="ro1">
          <table:table-cell office:value-type="float" office:value="7.4916861239999" calcext:value-type="float">
            <text:p>7.491686124</text:p>
          </table:table-cell>
          <table:table-cell office:value-type="float" office:value="1787.01114523072" calcext:value-type="float">
            <text:p>1787.0111452307</text:p>
          </table:table-cell>
        </table:table-row>
        <table:table-row table:style-name="ro1">
          <table:table-cell office:value-type="float" office:value="7.52531324899996" calcext:value-type="float">
            <text:p>7.525313249</text:p>
          </table:table-cell>
          <table:table-cell office:value-type="float" office:value="1784.27385629552" calcext:value-type="float">
            <text:p>1784.2738562955</text:p>
          </table:table-cell>
        </table:table-row>
        <table:table-row table:style-name="ro1">
          <table:table-cell office:value-type="float" office:value="7.55896224999992" calcext:value-type="float">
            <text:p>7.55896225</text:p>
          </table:table-cell>
          <table:table-cell office:value-type="float" office:value="1783.11385827101" calcext:value-type="float">
            <text:p>1783.113858271</text:p>
          </table:table-cell>
        </table:table-row>
        <table:table-row table:style-name="ro1">
          <table:table-cell office:value-type="float" office:value="7.59287838399996" calcext:value-type="float">
            <text:p>7.592878384</text:p>
          </table:table-cell>
          <table:table-cell office:value-type="float" office:value="1769.06955255967" calcext:value-type="float">
            <text:p>1769.0695525597</text:p>
          </table:table-cell>
        </table:table-row>
        <table:table-row table:style-name="ro1">
          <table:table-cell office:value-type="float" office:value="7.62675233200002" calcext:value-type="float">
            <text:p>7.626752332</text:p>
          </table:table-cell>
          <table:table-cell office:value-type="float" office:value="1771.27271966901" calcext:value-type="float">
            <text:p>1771.272719669</text:p>
          </table:table-cell>
        </table:table-row>
        <table:table-row table:style-name="ro1">
          <table:table-cell office:value-type="float" office:value="7.66077622600005" calcext:value-type="float">
            <text:p>7.660776226</text:p>
          </table:table-cell>
          <table:table-cell office:value-type="float" office:value="1763.46658027881" calcext:value-type="float">
            <text:p>1763.4665802788</text:p>
          </table:table-cell>
        </table:table-row>
        <table:table-row table:style-name="ro1">
          <table:table-cell office:value-type="float" office:value="7.69464168399986" calcext:value-type="float">
            <text:p>7.694641684</text:p>
          </table:table-cell>
          <table:table-cell office:value-type="float" office:value="1771.71677407517" calcext:value-type="float">
            <text:p>1771.7167740752</text:p>
          </table:table-cell>
        </table:table-row>
        <table:table-row table:style-name="ro1">
          <table:table-cell office:value-type="float" office:value="7.7282328199999" calcext:value-type="float">
            <text:p>7.72823282</text:p>
          </table:table-cell>
          <table:table-cell office:value-type="float" office:value="1786.18549845789" calcext:value-type="float">
            <text:p>1786.1854984579</text:p>
          </table:table-cell>
        </table:table-row>
        <table:table-row table:style-name="ro1">
          <table:table-cell office:value-type="float" office:value="7.76154463500006" calcext:value-type="float">
            <text:p>7.761544635</text:p>
          </table:table-cell>
          <table:table-cell office:value-type="float" office:value="1801.16274059849" calcext:value-type="float">
            <text:p>1801.1627405985</text:p>
          </table:table-cell>
        </table:table-row>
        <table:table-row table:style-name="ro1">
          <table:table-cell office:value-type="float" office:value="7.79459634599994" calcext:value-type="float">
            <text:p>7.794596346</text:p>
          </table:table-cell>
          <table:table-cell office:value-type="float" office:value="1815.33718482031" calcext:value-type="float">
            <text:p>1815.3371848203</text:p>
          </table:table-cell>
        </table:table-row>
        <table:table-row table:style-name="ro1">
          <table:table-cell office:value-type="float" office:value="7.82754014199986" calcext:value-type="float">
            <text:p>7.827540142</text:p>
          </table:table-cell>
          <table:table-cell office:value-type="float" office:value="1821.28374034775" calcext:value-type="float">
            <text:p>1821.2837403478</text:p>
          </table:table-cell>
        </table:table-row>
        <table:table-row table:style-name="ro1">
          <table:table-cell office:value-type="float" office:value="7.86010201299996" calcext:value-type="float">
            <text:p>7.860102013</text:p>
          </table:table-cell>
          <table:table-cell office:value-type="float" office:value="1842.64595851446" calcext:value-type="float">
            <text:p>1842.6459585145</text:p>
          </table:table-cell>
        </table:table-row>
        <table:table-row table:style-name="ro1">
          <table:table-cell office:value-type="float" office:value="7.89218310399997" calcext:value-type="float">
            <text:p>7.892183104</text:p>
          </table:table-cell>
          <table:table-cell office:value-type="float" office:value="1870.26058434182" calcext:value-type="float">
            <text:p>1870.2605843418</text:p>
          </table:table-cell>
        </table:table-row>
        <table:table-row table:style-name="ro1">
          <table:table-cell office:value-type="float" office:value="7.92419518599991" calcext:value-type="float">
            <text:p>7.924195186</text:p>
          </table:table-cell>
          <table:table-cell office:value-type="float" office:value="1874.29233750299" calcext:value-type="float">
            <text:p>1874.292337503</text:p>
          </table:table-cell>
        </table:table-row>
        <table:table-row table:style-name="ro1">
          <table:table-cell office:value-type="float" office:value="7.95593117499993" calcext:value-type="float">
            <text:p>7.955931175</text:p>
          </table:table-cell>
          <table:table-cell office:value-type="float" office:value="1890.59808408525" calcext:value-type="float">
            <text:p>1890.5980840853</text:p>
          </table:table-cell>
        </table:table-row>
        <table:table-row table:style-name="ro1">
          <table:table-cell office:value-type="float" office:value="7.98758169600001" calcext:value-type="float">
            <text:p>7.987581696</text:p>
          </table:table-cell>
          <table:table-cell office:value-type="float" office:value="1895.7033914184" calcext:value-type="float">
            <text:p>1895.7033914184</text:p>
          </table:table-cell>
        </table:table-row>
        <table:table-row table:style-name="ro1">
          <table:table-cell office:value-type="float" office:value="8.01903049899988" calcext:value-type="float">
            <text:p>8.019030499</text:p>
          </table:table-cell>
          <table:table-cell office:value-type="float" office:value="1907.86275713697" calcext:value-type="float">
            <text:p>1907.862757137</text:p>
          </table:table-cell>
        </table:table-row>
        <table:table-row table:style-name="ro1">
          <table:table-cell office:value-type="float" office:value="8.05034398999987" calcext:value-type="float">
            <text:p>8.05034399</text:p>
          </table:table-cell>
          <table:table-cell office:value-type="float" office:value="1916.10702236988" calcext:value-type="float">
            <text:p>1916.1070223699</text:p>
          </table:table-cell>
        </table:table-row>
        <table:table-row table:style-name="ro1">
          <table:table-cell office:value-type="float" office:value="8.08157050199998" calcext:value-type="float">
            <text:p>8.081570502</text:p>
          </table:table-cell>
          <table:table-cell office:value-type="float" office:value="1921.44418818862" calcext:value-type="float">
            <text:p>1921.4441881886</text:p>
          </table:table-cell>
        </table:table-row>
        <table:table-row table:style-name="ro1">
          <table:table-cell office:value-type="float" office:value="8.11254795299988" calcext:value-type="float">
            <text:p>8.112547953</text:p>
          </table:table-cell>
          <table:table-cell office:value-type="float" office:value="1936.89274176226" calcext:value-type="float">
            <text:p>1936.8927417623</text:p>
          </table:table-cell>
        </table:table-row>
        <table:table-row table:style-name="ro1">
          <table:table-cell office:value-type="float" office:value="8.14359623799987" calcext:value-type="float">
            <text:p>8.143596238</text:p>
          </table:table-cell>
          <table:table-cell office:value-type="float" office:value="1932.47388704418" calcext:value-type="float">
            <text:p>1932.4738870442</text:p>
          </table:table-cell>
        </table:table-row>
        <table:table-row table:style-name="ro1">
          <table:table-cell office:value-type="float" office:value="8.17444223100006" calcext:value-type="float">
            <text:p>8.174442231</text:p>
          </table:table-cell>
          <table:table-cell office:value-type="float" office:value="1945.14729999586" calcext:value-type="float">
            <text:p>1945.1472999959</text:p>
          </table:table-cell>
        </table:table-row>
        <table:table-row table:style-name="ro1">
          <table:table-cell office:value-type="float" office:value="8.20521285999985" calcext:value-type="float">
            <text:p>8.20521286</text:p>
          </table:table-cell>
          <table:table-cell office:value-type="float" office:value="1949.91139116494" calcext:value-type="float">
            <text:p>1949.911391165</text:p>
          </table:table-cell>
        </table:table-row>
        <table:table-row table:style-name="ro1">
          <table:table-cell office:value-type="float" office:value="8.23590999999988" calcext:value-type="float">
            <text:p>8.23591</text:p>
          </table:table-cell>
          <table:table-cell office:value-type="float" office:value="1954.57948199548" calcext:value-type="float">
            <text:p>1954.5794819955</text:p>
          </table:table-cell>
        </table:table-row>
        <table:table-row table:style-name="ro1">
          <table:table-cell office:value-type="float" office:value="8.26665026499995" calcext:value-type="float">
            <text:p>8.266650265</text:p>
          </table:table-cell>
          <table:table-cell office:value-type="float" office:value="1951.83743535881" calcext:value-type="float">
            <text:p>1951.8374353588</text:p>
          </table:table-cell>
        </table:table-row>
        <table:table-row table:style-name="ro1">
          <table:table-cell office:value-type="float" office:value="8.29725125999994" calcext:value-type="float">
            <text:p>8.29725126</text:p>
          </table:table-cell>
          <table:table-cell office:value-type="float" office:value="1960.72055827032" calcext:value-type="float">
            <text:p>1960.7205582703</text:p>
          </table:table-cell>
        </table:table-row>
        <table:table-row table:style-name="ro1">
          <table:table-cell office:value-type="float" office:value="8.32791814000007" calcext:value-type="float">
            <text:p>8.32791814</text:p>
          </table:table-cell>
          <table:table-cell office:value-type="float" office:value="1956.50812863105" calcext:value-type="float">
            <text:p>1956.5081286311</text:p>
          </table:table-cell>
        </table:table-row>
        <table:table-row table:style-name="ro1">
          <table:table-cell office:value-type="float" office:value="8.35862293599985" calcext:value-type="float">
            <text:p>8.358622936</text:p>
          </table:table-cell>
          <table:table-cell office:value-type="float" office:value="1954.0921229513" calcext:value-type="float">
            <text:p>1954.0921229513</text:p>
          </table:table-cell>
        </table:table-row>
        <table:table-row table:style-name="ro1">
          <table:table-cell office:value-type="float" office:value="8.38947418999987" calcext:value-type="float">
            <text:p>8.38947419</text:p>
          </table:table-cell>
          <table:table-cell office:value-type="float" office:value="1944.81559809363" calcext:value-type="float">
            <text:p>1944.8155980936</text:p>
          </table:table-cell>
        </table:table-row>
        <table:table-row table:style-name="ro1">
          <table:table-cell office:value-type="float" office:value="8.42018065299999" calcext:value-type="float">
            <text:p>8.420180653</text:p>
          </table:table-cell>
          <table:table-cell office:value-type="float" office:value="1953.9860386973" calcext:value-type="float">
            <text:p>1953.9860386973</text:p>
          </table:table-cell>
        </table:table-row>
        <table:table-row table:style-name="ro1">
          <table:table-cell office:value-type="float" office:value="8.4508549279999" calcext:value-type="float">
            <text:p>8.450854928</text:p>
          </table:table-cell>
          <table:table-cell office:value-type="float" office:value="1956.03645074498" calcext:value-type="float">
            <text:p>1956.036450745</text:p>
          </table:table-cell>
        </table:table-row>
        <table:table-row table:style-name="ro1">
          <table:table-cell office:value-type="float" office:value="8.48133128799987" calcext:value-type="float">
            <text:p>8.481331288</text:p>
          </table:table-cell>
          <table:table-cell office:value-type="float" office:value="1968.73904889124" calcext:value-type="float">
            <text:p>1968.7390488912</text:p>
          </table:table-cell>
        </table:table-row>
        <table:table-row table:style-name="ro1">
          <table:table-cell office:value-type="float" office:value="8.51197858499995" calcext:value-type="float">
            <text:p>8.511978585</text:p>
          </table:table-cell>
          <table:table-cell office:value-type="float" office:value="1957.7582975696" calcext:value-type="float">
            <text:p>1957.7582975696</text:p>
          </table:table-cell>
        </table:table-row>
        <table:table-row table:style-name="ro1">
          <table:table-cell office:value-type="float" office:value="8.54245062199993" calcext:value-type="float">
            <text:p>8.542450622</text:p>
          </table:table-cell>
          <table:table-cell office:value-type="float" office:value="1969.01834951292" calcext:value-type="float">
            <text:p>1969.0183495129</text:p>
          </table:table-cell>
        </table:table-row>
        <table:table-row table:style-name="ro1">
          <table:table-cell office:value-type="float" office:value="8.57282198200005" calcext:value-type="float">
            <text:p>8.572821982</text:p>
          </table:table-cell>
          <table:table-cell office:value-type="float" office:value="1975.54538222088" calcext:value-type="float">
            <text:p>1975.5453822209</text:p>
          </table:table-cell>
        </table:table-row>
        <table:table-row table:style-name="ro1">
          <table:table-cell office:value-type="float" office:value="8.6030962079999" calcext:value-type="float">
            <text:p>8.603096208</text:p>
          </table:table-cell>
          <table:table-cell office:value-type="float" office:value="1981.88386386175" calcext:value-type="float">
            <text:p>1981.8838638618</text:p>
          </table:table-cell>
        </table:table-row>
        <table:table-row table:style-name="ro1">
          <table:table-cell office:value-type="float" office:value="8.63335840199989" calcext:value-type="float">
            <text:p>8.633358402</text:p>
          </table:table-cell>
          <table:table-cell office:value-type="float" office:value="1982.67184461324" calcext:value-type="float">
            <text:p>1982.6718446132</text:p>
          </table:table-cell>
        </table:table-row>
        <table:table-row table:style-name="ro1">
          <table:table-cell office:value-type="float" office:value="8.66365861700001" calcext:value-type="float">
            <text:p>8.663658617</text:p>
          </table:table-cell>
          <table:table-cell office:value-type="float" office:value="1980.18396898348" calcext:value-type="float">
            <text:p>1980.1839689835</text:p>
          </table:table-cell>
        </table:table-row>
        <table:table-row table:style-name="ro1">
          <table:table-cell office:value-type="float" office:value="8.69395820699992" calcext:value-type="float">
            <text:p>8.693958207</text:p>
          </table:table-cell>
          <table:table-cell office:value-type="float" office:value="1980.22481492891" calcext:value-type="float">
            <text:p>1980.2248149289</text:p>
          </table:table-cell>
        </table:table-row>
        <table:table-row table:style-name="ro1">
          <table:table-cell office:value-type="float" office:value="8.72417524499997" calcext:value-type="float">
            <text:p>8.724175245</text:p>
          </table:table-cell>
          <table:table-cell office:value-type="float" office:value="1985.63472700098" calcext:value-type="float">
            <text:p>1985.634727001</text:p>
          </table:table-cell>
        </table:table-row>
        <table:table-row table:style-name="ro1">
          <table:table-cell office:value-type="float" office:value="8.75442504399985" calcext:value-type="float">
            <text:p>8.754425044</text:p>
          </table:table-cell>
          <table:table-cell office:value-type="float" office:value="1983.48425390353" calcext:value-type="float">
            <text:p>1983.4842539035</text:p>
          </table:table-cell>
        </table:table-row>
        <table:table-row table:style-name="ro1">
          <table:table-cell office:value-type="float" office:value="8.78466010299985" calcext:value-type="float">
            <text:p>8.784660103</text:p>
          </table:table-cell>
          <table:table-cell office:value-type="float" office:value="1984.4512292828" calcext:value-type="float">
            <text:p>1984.4512292828</text:p>
          </table:table-cell>
        </table:table-row>
        <table:table-row table:style-name="ro1">
          <table:table-cell office:value-type="float" office:value="8.81500927599996" calcext:value-type="float">
            <text:p>8.815009276</text:p>
          </table:table-cell>
          <table:table-cell office:value-type="float" office:value="1976.98962010576" calcext:value-type="float">
            <text:p>1976.9896201058</text:p>
          </table:table-cell>
        </table:table-row>
        <table:table-row table:style-name="ro1">
          <table:table-cell office:value-type="float" office:value="8.84544016699988" calcext:value-type="float">
            <text:p>8.845440167</text:p>
          </table:table-cell>
          <table:table-cell office:value-type="float" office:value="1971.68068460929" calcext:value-type="float">
            <text:p>1971.6806846093</text:p>
          </table:table-cell>
        </table:table-row>
        <table:table-row table:style-name="ro1">
          <table:table-cell office:value-type="float" office:value="8.87591522499997" calcext:value-type="float">
            <text:p>8.875915225</text:p>
          </table:table-cell>
          <table:table-cell office:value-type="float" office:value="1968.82316023213" calcext:value-type="float">
            <text:p>1968.8231602321</text:p>
          </table:table-cell>
        </table:table-row>
        <table:table-row table:style-name="ro1">
          <table:table-cell office:value-type="float" office:value="8.90662668799996" calcext:value-type="float">
            <text:p>8.906626688</text:p>
          </table:table-cell>
          <table:table-cell office:value-type="float" office:value="1953.66791871888" calcext:value-type="float">
            <text:p>1953.6679187189</text:p>
          </table:table-cell>
        </table:table-row>
        <table:table-row table:style-name="ro1">
          <table:table-cell office:value-type="float" office:value="8.93739054699995" calcext:value-type="float">
            <text:p>8.937390547</text:p>
          </table:table-cell>
          <table:table-cell office:value-type="float" office:value="1950.34049532018" calcext:value-type="float">
            <text:p>1950.3404953202</text:p>
          </table:table-cell>
        </table:table-row>
        <table:table-row table:style-name="ro1">
          <table:table-cell office:value-type="float" office:value="8.96829284199998" calcext:value-type="float">
            <text:p>8.968292842</text:p>
          </table:table-cell>
          <table:table-cell office:value-type="float" office:value="1941.60336634987" calcext:value-type="float">
            <text:p>1941.6033663499</text:p>
          </table:table-cell>
        </table:table-row>
        <table:table-row table:style-name="ro1">
          <table:table-cell office:value-type="float" office:value="8.99932091799997" calcext:value-type="float">
            <text:p>8.999320918</text:p>
          </table:table-cell>
          <table:table-cell office:value-type="float" office:value="1933.73253307845" calcext:value-type="float">
            <text:p>1933.7325330785</text:p>
          </table:table-cell>
        </table:table-row>
        <table:table-row table:style-name="ro1">
          <table:table-cell office:value-type="float" office:value="9.03022430700003" calcext:value-type="float">
            <text:p>9.030224307</text:p>
          </table:table-cell>
          <table:table-cell office:value-type="float" office:value="1941.53463233062" calcext:value-type="float">
            <text:p>1941.5346323306</text:p>
          </table:table-cell>
        </table:table-row>
        <table:table-row table:style-name="ro1">
          <table:table-cell office:value-type="float" office:value="9.06130482999993" calcext:value-type="float">
            <text:p>9.06130483</text:p>
          </table:table-cell>
          <table:table-cell office:value-type="float" office:value="1930.46944545277" calcext:value-type="float">
            <text:p>1930.4694454528</text:p>
          </table:table-cell>
        </table:table-row>
        <table:table-row table:style-name="ro1">
          <table:table-cell office:value-type="float" office:value="9.09261253999989" calcext:value-type="float">
            <text:p>9.09261254</text:p>
          </table:table-cell>
          <table:table-cell office:value-type="float" office:value="1916.46083345182" calcext:value-type="float">
            <text:p>1916.4608334518</text:p>
          </table:table-cell>
        </table:table-row>
        <table:table-row table:style-name="ro1">
          <table:table-cell office:value-type="float" office:value="9.12400983299995" calcext:value-type="float">
            <text:p>9.124009833</text:p>
          </table:table-cell>
          <table:table-cell office:value-type="float" office:value="1910.99277252646" calcext:value-type="float">
            <text:p>1910.9927725265</text:p>
          </table:table-cell>
        </table:table-row>
        <table:table-row table:style-name="ro1">
          <table:table-cell office:value-type="float" office:value="9.15532228300003" calcext:value-type="float">
            <text:p>9.155322283</text:p>
          </table:table-cell>
          <table:table-cell office:value-type="float" office:value="1916.170724419" calcext:value-type="float">
            <text:p>1916.170724419</text:p>
          </table:table-cell>
        </table:table-row>
        <table:table-row table:style-name="ro1">
          <table:table-cell office:value-type="float" office:value="9.18661535699994" calcext:value-type="float">
            <text:p>9.186615357</text:p>
          </table:table-cell>
          <table:table-cell office:value-type="float" office:value="1917.35717622956" calcext:value-type="float">
            <text:p>1917.3571762296</text:p>
          </table:table-cell>
        </table:table-row>
        <table:table-row table:style-name="ro1">
          <table:table-cell office:value-type="float" office:value="9.21793931699995" calcext:value-type="float">
            <text:p>9.217939317</text:p>
          </table:table-cell>
          <table:table-cell office:value-type="float" office:value="1915.46662682442" calcext:value-type="float">
            <text:p>1915.4666268244</text:p>
          </table:table-cell>
        </table:table-row>
        <table:table-row table:style-name="ro1">
          <table:table-cell office:value-type="float" office:value="9.24924681900006" calcext:value-type="float">
            <text:p>9.249246819</text:p>
          </table:table-cell>
          <table:table-cell office:value-type="float" office:value="1916.47356597706" calcext:value-type="float">
            <text:p>1916.4735659771</text:p>
          </table:table-cell>
        </table:table-row>
        <table:table-row table:style-name="ro1">
          <table:table-cell office:value-type="float" office:value="9.28045421699994" calcext:value-type="float">
            <text:p>9.280454217</text:p>
          </table:table-cell>
          <table:table-cell office:value-type="float" office:value="1922.62104005702" calcext:value-type="float">
            <text:p>1922.621040057</text:p>
          </table:table-cell>
        </table:table-row>
        <table:table-row table:style-name="ro1">
          <table:table-cell office:value-type="float" office:value="9.31170994800004" calcext:value-type="float">
            <text:p>9.311709948</text:p>
          </table:table-cell>
          <table:table-cell office:value-type="float" office:value="1919.64795191659" calcext:value-type="float">
            <text:p>1919.6479519166</text:p>
          </table:table-cell>
        </table:table-row>
        <table:table-row table:style-name="ro1">
          <table:table-cell office:value-type="float" office:value="9.34295645999987" calcext:value-type="float">
            <text:p>9.34295646</text:p>
          </table:table-cell>
          <table:table-cell office:value-type="float" office:value="1920.21432665303" calcext:value-type="float">
            <text:p>1920.214326653</text:p>
          </table:table-cell>
        </table:table-row>
        <table:table-row table:style-name="ro1">
          <table:table-cell office:value-type="float" office:value="9.37426750400005" calcext:value-type="float">
            <text:p>9.374267504</text:p>
          </table:table-cell>
          <table:table-cell office:value-type="float" office:value="1916.25676868717" calcext:value-type="float">
            <text:p>1916.2567686872</text:p>
          </table:table-cell>
        </table:table-row>
        <table:table-row table:style-name="ro1">
          <table:table-cell office:value-type="float" office:value="9.40507417399999" calcext:value-type="float">
            <text:p>9.405074174</text:p>
          </table:table-cell>
          <table:table-cell office:value-type="float" office:value="1947.63017230044" calcext:value-type="float">
            <text:p>1947.6301723005</text:p>
          </table:table-cell>
        </table:table-row>
        <table:table-row table:style-name="ro1">
          <table:table-cell office:value-type="float" office:value="9.43525397300004" calcext:value-type="float">
            <text:p>9.435253973</text:p>
          </table:table-cell>
          <table:table-cell office:value-type="float" office:value="1988.08481129699" calcext:value-type="float">
            <text:p>1988.084811297</text:p>
          </table:table-cell>
        </table:table-row>
        <table:table-row table:style-name="ro1">
          <table:table-cell office:value-type="float" office:value="9.46484273300007" calcext:value-type="float">
            <text:p>9.464842733</text:p>
          </table:table-cell>
          <table:table-cell office:value-type="float" office:value="2027.79704184802" calcext:value-type="float">
            <text:p>2027.797041848</text:p>
          </table:table-cell>
        </table:table-row>
        <table:table-row table:style-name="ro1">
          <table:table-cell office:value-type="float" office:value="9.49356904999991" calcext:value-type="float">
            <text:p>9.49356905</text:p>
          </table:table-cell>
          <table:table-cell office:value-type="float" office:value="2088.67708312001" calcext:value-type="float">
            <text:p>2088.67708312</text:p>
          </table:table-cell>
        </table:table-row>
        <table:table-row table:style-name="ro1">
          <table:table-cell office:value-type="float" office:value="9.52257166699997" calcext:value-type="float">
            <text:p>9.522571667</text:p>
          </table:table-cell>
          <table:table-cell office:value-type="float" office:value="2068.77882778218" calcext:value-type="float">
            <text:p>2068.7788277822</text:p>
          </table:table-cell>
        </table:table-row>
        <table:table-row table:style-name="ro1">
          <table:table-cell office:value-type="float" office:value="9.5515440239999" calcext:value-type="float">
            <text:p>9.551544024</text:p>
          </table:table-cell>
          <table:table-cell office:value-type="float" office:value="2070.93955110886" calcext:value-type="float">
            <text:p>2070.9395511089</text:p>
          </table:table-cell>
        </table:table-row>
        <table:table-row table:style-name="ro1">
          <table:table-cell office:value-type="float" office:value="9.58122372100002" calcext:value-type="float">
            <text:p>9.581223721</text:p>
          </table:table-cell>
          <table:table-cell office:value-type="float" office:value="2021.58398044826" calcext:value-type="float">
            <text:p>2021.5839804483</text:p>
          </table:table-cell>
        </table:table-row>
        <table:table-row table:style-name="ro1">
          <table:table-cell office:value-type="float" office:value="9.61128008299988" calcext:value-type="float">
            <text:p>9.611280083</text:p>
          </table:table-cell>
          <table:table-cell office:value-type="float" office:value="1996.24957938232" calcext:value-type="float">
            <text:p>1996.2495793823</text:p>
          </table:table-cell>
        </table:table-row>
        <table:table-row table:style-name="ro1">
          <table:table-cell office:value-type="float" office:value="9.64203315999998" calcext:value-type="float">
            <text:p>9.64203316</text:p>
          </table:table-cell>
          <table:table-cell office:value-type="float" office:value="1951.02428286464" calcext:value-type="float">
            <text:p>1951.0242828646</text:p>
          </table:table-cell>
        </table:table-row>
        <table:table-row table:style-name="ro1">
          <table:table-cell office:value-type="float" office:value="9.67328264100001" calcext:value-type="float">
            <text:p>9.673282641</text:p>
          </table:table-cell>
          <table:table-cell office:value-type="float" office:value="1920.03188788765" calcext:value-type="float">
            <text:p>1920.0318878877</text:p>
          </table:table-cell>
        </table:table-row>
        <table:table-row table:style-name="ro1">
          <table:table-cell office:value-type="float" office:value="9.70521128599989" calcext:value-type="float">
            <text:p>9.705211286</text:p>
          </table:table-cell>
          <table:table-cell office:value-type="float" office:value="1879.19030075425" calcext:value-type="float">
            <text:p>1879.1903007543</text:p>
          </table:table-cell>
        </table:table-row>
        <table:table-row table:style-name="ro1">
          <table:table-cell office:value-type="float" office:value="9.73730393999995" calcext:value-type="float">
            <text:p>9.73730394</text:p>
          </table:table-cell>
          <table:table-cell office:value-type="float" office:value="1869.58672847379" calcext:value-type="float">
            <text:p>1869.5867284738</text:p>
          </table:table-cell>
        </table:table-row>
        <table:table-row table:style-name="ro1">
          <table:table-cell office:value-type="float" office:value="9.77021799599993" calcext:value-type="float">
            <text:p>9.770217996</text:p>
          </table:table-cell>
          <table:table-cell office:value-type="float" office:value="1822.92938919572" calcext:value-type="float">
            <text:p>1822.9293891957</text:p>
          </table:table-cell>
        </table:table-row>
        <table:table-row table:style-name="ro1">
          <table:table-cell office:value-type="float" office:value="9.80321502099991" calcext:value-type="float">
            <text:p>9.803215021</text:p>
          </table:table-cell>
          <table:table-cell office:value-type="float" office:value="1818.34574480655" calcext:value-type="float">
            <text:p>1818.3457448066</text:p>
          </table:table-cell>
        </table:table-row>
        <table:table-row table:style-name="ro1">
          <table:table-cell office:value-type="float" office:value="9.83687006299988" calcext:value-type="float">
            <text:p>9.836870063</text:p>
          </table:table-cell>
          <table:table-cell office:value-type="float" office:value="1782.79379357376" calcext:value-type="float">
            <text:p>1782.7937935738</text:p>
          </table:table-cell>
        </table:table-row>
        <table:table-row table:style-name="ro1">
          <table:table-cell office:value-type="float" office:value="9.87070802099993" calcext:value-type="float">
            <text:p>9.870708021</text:p>
          </table:table-cell>
          <table:table-cell office:value-type="float" office:value="1773.1566426057" calcext:value-type="float">
            <text:p>1773.1566426057</text:p>
          </table:table-cell>
        </table:table-row>
        <table:table-row table:style-name="ro1">
          <table:table-cell office:value-type="float" office:value="9.90537956799994" calcext:value-type="float">
            <text:p>9.905379568</text:p>
          </table:table-cell>
          <table:table-cell office:value-type="float" office:value="1730.52560936989" calcext:value-type="float">
            <text:p>1730.5256093699</text:p>
          </table:table-cell>
        </table:table-row>
        <table:table-row table:style-name="ro1">
          <table:table-cell office:value-type="float" office:value="9.94015595899987" calcext:value-type="float">
            <text:p>9.940155959</text:p>
          </table:table-cell>
          <table:table-cell office:value-type="float" office:value="1725.30841397927" calcext:value-type="float">
            <text:p>1725.3084139793</text:p>
          </table:table-cell>
        </table:table-row>
        <table:table-row table:style-name="ro1">
          <table:table-cell office:value-type="float" office:value="9.97564453399991" calcext:value-type="float">
            <text:p>9.975644534</text:p>
          </table:table-cell>
          <table:table-cell office:value-type="float" office:value="1690.68495987579" calcext:value-type="float">
            <text:p>1690.6849598758</text:p>
          </table:table-cell>
        </table:table-row>
        <table:table-row table:style-name="ro1">
          <table:table-cell office:value-type="float" office:value="10.0112607639999" calcext:value-type="float">
            <text:p>10.011260764</text:p>
          </table:table-cell>
          <table:table-cell office:value-type="float" office:value="1684.62523967495" calcext:value-type="float">
            <text:p>1684.625239675</text:p>
          </table:table-cell>
        </table:table-row>
        <table:table-row table:style-name="ro1">
          <table:table-cell office:value-type="float" office:value="10.0477934999999" calcext:value-type="float">
            <text:p>10.0477935</text:p>
          </table:table-cell>
          <table:table-cell office:value-type="float" office:value="1642.3626196504" calcext:value-type="float">
            <text:p>1642.3626196504</text:p>
          </table:table-cell>
        </table:table-row>
        <table:table-row table:style-name="ro1">
          <table:table-cell office:value-type="float" office:value="10.0842048309999" calcext:value-type="float">
            <text:p>10.084204831</text:p>
          </table:table-cell>
          <table:table-cell office:value-type="float" office:value="1647.83869065583" calcext:value-type="float">
            <text:p>1647.8386906558</text:p>
          </table:table-cell>
        </table:table-row>
        <table:table-row table:style-name="ro1">
          <table:table-cell office:value-type="float" office:value="10.1214880319999" calcext:value-type="float">
            <text:p>10.121488032</text:p>
          </table:table-cell>
          <table:table-cell office:value-type="float" office:value="1609.3038792442" calcext:value-type="float">
            <text:p>1609.3038792442</text:p>
          </table:table-cell>
        </table:table-row>
        <table:table-row table:style-name="ro1">
          <table:table-cell office:value-type="float" office:value="10.1588020669999" calcext:value-type="float">
            <text:p>10.158802067</text:p>
          </table:table-cell>
          <table:table-cell office:value-type="float" office:value="1607.97405051441" calcext:value-type="float">
            <text:p>1607.9740505144</text:p>
          </table:table-cell>
        </table:table-row>
        <table:table-row table:style-name="ro1">
          <table:table-cell office:value-type="float" office:value="10.1971298460001" calcext:value-type="float">
            <text:p>10.197129846</text:p>
          </table:table-cell>
          <table:table-cell office:value-type="float" office:value="1565.44421735881" calcext:value-type="float">
            <text:p>1565.4442173588</text:p>
          </table:table-cell>
        </table:table-row>
        <table:table-row table:style-name="ro1">
          <table:table-cell office:value-type="float" office:value="10.235294397" calcext:value-type="float">
            <text:p>10.235294397</text:p>
          </table:table-cell>
          <table:table-cell office:value-type="float" office:value="1572.13954908426" calcext:value-type="float">
            <text:p>1572.1395490843</text:p>
          </table:table-cell>
        </table:table-row>
        <table:table-row table:style-name="ro1">
          <table:table-cell office:value-type="float" office:value="10.2744694119999" calcext:value-type="float">
            <text:p>10.274469412</text:p>
          </table:table-cell>
          <table:table-cell office:value-type="float" office:value="1531.58843717274" calcext:value-type="float">
            <text:p>1531.5884371727</text:p>
          </table:table-cell>
        </table:table-row>
        <table:table-row table:style-name="ro1">
          <table:table-cell office:value-type="float" office:value="10.3137509369999" calcext:value-type="float">
            <text:p>10.313750937</text:p>
          </table:table-cell>
          <table:table-cell office:value-type="float" office:value="1527.43560745243" calcext:value-type="float">
            <text:p>1527.4356074524</text:p>
          </table:table-cell>
        </table:table-row>
        <table:table-row table:style-name="ro1">
          <table:table-cell office:value-type="float" office:value="10.3541626639999" calcext:value-type="float">
            <text:p>10.354162664</text:p>
          </table:table-cell>
          <table:table-cell office:value-type="float" office:value="1484.71754250969" calcext:value-type="float">
            <text:p>1484.7175425097</text:p>
          </table:table-cell>
        </table:table-row>
        <table:table-row table:style-name="ro1">
          <table:table-cell office:value-type="float" office:value="10.394487153" calcext:value-type="float">
            <text:p>10.394487153</text:p>
          </table:table-cell>
          <table:table-cell office:value-type="float" office:value="1487.92958045498" calcext:value-type="float">
            <text:p>1487.929580455</text:p>
          </table:table-cell>
        </table:table-row>
        <table:table-row table:style-name="ro1">
          <table:table-cell office:value-type="float" office:value="10.4363001229999" calcext:value-type="float">
            <text:p>10.436300123</text:p>
          </table:table-cell>
          <table:table-cell office:value-type="float" office:value="1434.96144856798" calcext:value-type="float">
            <text:p>1434.961448568</text:p>
          </table:table-cell>
        </table:table-row>
        <table:table-row table:style-name="ro1">
          <table:table-cell office:value-type="float" office:value="10.4781917390001" calcext:value-type="float">
            <text:p>10.478191739</text:p>
          </table:table-cell>
          <table:table-cell office:value-type="float" office:value="1432.26749714728" calcext:value-type="float">
            <text:p>1432.2674971473</text:p>
          </table:table-cell>
        </table:table-row>
        <table:table-row table:style-name="ro1">
          <table:table-cell office:value-type="float" office:value="10.521680431" calcext:value-type="float">
            <text:p>10.521680431</text:p>
          </table:table-cell>
          <table:table-cell office:value-type="float" office:value="1379.66899533387" calcext:value-type="float">
            <text:p>1379.6689953339</text:p>
          </table:table-cell>
        </table:table-row>
        <table:table-row table:style-name="ro1">
          <table:table-cell office:value-type="float" office:value="10.5652936009999" calcext:value-type="float">
            <text:p>10.565293601</text:p>
          </table:table-cell>
          <table:table-cell office:value-type="float" office:value="1375.73122981463" calcext:value-type="float">
            <text:p>1375.7312298146</text:p>
          </table:table-cell>
        </table:table-row>
        <table:table-row table:style-name="ro1">
          <table:table-cell office:value-type="float" office:value="10.6104370759999" calcext:value-type="float">
            <text:p>10.610437076</text:p>
          </table:table-cell>
          <table:table-cell office:value-type="float" office:value="1329.09573310335" calcext:value-type="float">
            <text:p>1329.0957331034</text:p>
          </table:table-cell>
        </table:table-row>
        <table:table-row table:style-name="ro1">
          <table:table-cell office:value-type="float" office:value="10.6557753939999" calcext:value-type="float">
            <text:p>10.655775394</text:p>
          </table:table-cell>
          <table:table-cell office:value-type="float" office:value="1323.383897922" calcext:value-type="float">
            <text:p>1323.383897922</text:p>
          </table:table-cell>
        </table:table-row>
        <table:table-row table:style-name="ro1">
          <table:table-cell office:value-type="float" office:value="10.7029822439999" calcext:value-type="float">
            <text:p>10.702982244</text:p>
          </table:table-cell>
          <table:table-cell office:value-type="float" office:value="1271.00198382049" calcext:value-type="float">
            <text:p>1271.0019838205</text:p>
          </table:table-cell>
        </table:table-row>
        <table:table-row table:style-name="ro1">
          <table:table-cell office:value-type="float" office:value="10.750431124" calcext:value-type="float">
            <text:p>10.750431124</text:p>
          </table:table-cell>
          <table:table-cell office:value-type="float" office:value="1264.51878316075" calcext:value-type="float">
            <text:p>1264.5187831608</text:p>
          </table:table-cell>
        </table:table-row>
        <table:table-row table:style-name="ro1">
          <table:table-cell office:value-type="float" office:value="10.799786974" calcext:value-type="float">
            <text:p>10.799786974</text:p>
          </table:table-cell>
          <table:table-cell office:value-type="float" office:value="1215.66136537047" calcext:value-type="float">
            <text:p>1215.6613653705</text:p>
          </table:table-cell>
        </table:table-row>
        <table:table-row table:style-name="ro1">
          <table:table-cell office:value-type="float" office:value="10.849391729" calcext:value-type="float">
            <text:p>10.849391729</text:p>
          </table:table-cell>
          <table:table-cell office:value-type="float" office:value="1209.56146240371" calcext:value-type="float">
            <text:p>1209.5614624037</text:p>
          </table:table-cell>
        </table:table-row>
        <table:table-row table:style-name="ro1">
          <table:table-cell office:value-type="float" office:value="10.9012670459999" calcext:value-type="float">
            <text:p>10.901267046</text:p>
          </table:table-cell>
          <table:table-cell office:value-type="float" office:value="1156.61943810521" calcext:value-type="float">
            <text:p>1156.6194381052</text:p>
          </table:table-cell>
        </table:table-row>
        <table:table-row table:style-name="ro1">
          <table:table-cell office:value-type="float" office:value="10.953159914" calcext:value-type="float">
            <text:p>10.953159914</text:p>
          </table:table-cell>
          <table:table-cell office:value-type="float" office:value="1156.22825086271" calcext:value-type="float">
            <text:p>1156.2282508627</text:p>
          </table:table-cell>
        </table:table-row>
        <table:table-row table:style-name="ro1">
          <table:table-cell office:value-type="float" office:value="11.0075948019999" calcext:value-type="float">
            <text:p>11.007594802</text:p>
          </table:table-cell>
          <table:table-cell office:value-type="float" office:value="1102.23428769036" calcext:value-type="float">
            <text:p>1102.2342876904</text:p>
          </table:table-cell>
        </table:table-row>
        <table:table-row table:style-name="ro1">
          <table:table-cell office:value-type="float" office:value="11.0618443779999" calcext:value-type="float">
            <text:p>11.061844378</text:p>
          </table:table-cell>
          <table:table-cell office:value-type="float" office:value="1105.99942753317" calcext:value-type="float">
            <text:p>1105.9994275332</text:p>
          </table:table-cell>
        </table:table-row>
        <table:table-row table:style-name="ro1">
          <table:table-cell office:value-type="float" office:value="11.1191125319999" calcext:value-type="float">
            <text:p>11.119112532</text:p>
          </table:table-cell>
          <table:table-cell office:value-type="float" office:value="1047.70270751203" calcext:value-type="float">
            <text:p>1047.702707512</text:p>
          </table:table-cell>
        </table:table-row>
        <table:table-row table:style-name="ro1">
          <table:table-cell office:value-type="float" office:value="11.1762336039999" calcext:value-type="float">
            <text:p>11.176233604</text:p>
          </table:table-cell>
          <table:table-cell office:value-type="float" office:value="1050.40045466984" calcext:value-type="float">
            <text:p>1050.4004546699</text:p>
          </table:table-cell>
        </table:table-row>
        <table:table-row table:style-name="ro1">
          <table:table-cell office:value-type="float" office:value="11.2371177309999" calcext:value-type="float">
            <text:p>11.237117731</text:p>
          </table:table-cell>
          <table:table-cell office:value-type="float" office:value="985.478530389237" calcext:value-type="float">
            <text:p>985.4785303892</text:p>
          </table:table-cell>
        </table:table-row>
        <table:table-row table:style-name="ro1">
          <table:table-cell office:value-type="float" office:value="11.297879254" calcext:value-type="float">
            <text:p>11.297879254</text:p>
          </table:table-cell>
          <table:table-cell office:value-type="float" office:value="987.467019216935" calcext:value-type="float">
            <text:p>987.4670192169</text:p>
          </table:table-cell>
        </table:table-row>
        <table:table-row table:style-name="ro1">
          <table:table-cell office:value-type="float" office:value="11.363213306" calcext:value-type="float">
            <text:p>11.363213306</text:p>
          </table:table-cell>
          <table:table-cell office:value-type="float" office:value="918.35724500872" calcext:value-type="float">
            <text:p>918.3572450087</text:p>
          </table:table-cell>
        </table:table-row>
        <table:table-row table:style-name="ro1">
          <table:table-cell office:value-type="float" office:value="11.428482671" calcext:value-type="float">
            <text:p>11.428482671</text:p>
          </table:table-cell>
          <table:table-cell office:value-type="float" office:value="919.26740822508" calcext:value-type="float">
            <text:p>919.2674082251</text:p>
          </table:table-cell>
        </table:table-row>
        <table:table-row table:style-name="ro1">
          <table:table-cell office:value-type="float" office:value="11.499298988" calcext:value-type="float">
            <text:p>11.499298988</text:p>
          </table:table-cell>
          <table:table-cell office:value-type="float" office:value="847.262361865223" calcext:value-type="float">
            <text:p>847.2623618652</text:p>
          </table:table-cell>
        </table:table-row>
        <table:table-row table:style-name="ro1">
          <table:table-cell office:value-type="float" office:value="11.570349419" calcext:value-type="float">
            <text:p>11.570349419</text:p>
          </table:table-cell>
          <table:table-cell office:value-type="float" office:value="844.470598637146" calcext:value-type="float">
            <text:p>844.4705986371</text:p>
          </table:table-cell>
        </table:table-row>
        <table:table-row table:style-name="ro1">
          <table:table-cell office:value-type="float" office:value="11.6488355409999" calcext:value-type="float">
            <text:p>11.648835541</text:p>
          </table:table-cell>
          <table:table-cell office:value-type="float" office:value="764.466360053205" calcext:value-type="float">
            <text:p>764.4663600532</text:p>
          </table:table-cell>
        </table:table-row>
        <table:table-row table:style-name="ro1">
          <table:table-cell office:value-type="float" office:value="11.7270310930001" calcext:value-type="float">
            <text:p>11.727031093</text:p>
          </table:table-cell>
          <table:table-cell office:value-type="float" office:value="767.307071377977" calcext:value-type="float">
            <text:p>767.307071378</text:p>
          </table:table-cell>
        </table:table-row>
        <table:table-row table:style-name="ro1">
          <table:table-cell office:value-type="float" office:value="11.8117048930001" calcext:value-type="float">
            <text:p>11.811704893</text:p>
          </table:table-cell>
          <table:table-cell office:value-type="float" office:value="708.601716233201" calcext:value-type="float">
            <text:p>708.6017162332</text:p>
          </table:table-cell>
        </table:table-row>
        <table:table-row table:style-name="ro1">
          <table:table-cell office:value-type="float" office:value="11.89977899" calcext:value-type="float">
            <text:p>11.89977899</text:p>
          </table:table-cell>
          <table:table-cell office:value-type="float" office:value="681.24456615292" calcext:value-type="float">
            <text:p>681.2445661529</text:p>
          </table:table-cell>
        </table:table-row>
        <table:table-row table:style-name="ro1">
          <table:table-cell office:value-type="float" office:value="11.997515694" calcext:value-type="float">
            <text:p>11.997515694</text:p>
          </table:table-cell>
          <table:table-cell office:value-type="float" office:value="613.894243865648" calcext:value-type="float">
            <text:p>613.8942438656</text:p>
          </table:table-cell>
        </table:table-row>
        <table:table-row table:style-name="ro1">
          <table:table-cell office:value-type="float" office:value="12.1013418479999" calcext:value-type="float">
            <text:p>12.101341848</text:p>
          </table:table-cell>
          <table:table-cell office:value-type="float" office:value="577.889074076712" calcext:value-type="float">
            <text:p>577.8890740767</text:p>
          </table:table-cell>
        </table:table-row>
        <table:table-row table:style-name="ro1">
          <table:table-cell office:value-type="float" office:value="12.2212882869999" calcext:value-type="float">
            <text:p>12.221288287</text:p>
          </table:table-cell>
          <table:table-cell office:value-type="float" office:value="500.223270488538" calcext:value-type="float">
            <text:p>500.2232704885</text:p>
          </table:table-cell>
        </table:table-row>
        <table:table-row table:style-name="ro1">
          <table:table-cell office:value-type="float" office:value="12.3525759720001" calcext:value-type="float">
            <text:p>12.352575972</text:p>
          </table:table-cell>
          <table:table-cell office:value-type="float" office:value="457.011638219638" calcext:value-type="float">
            <text:p>457.0116382196</text:p>
          </table:table-cell>
        </table:table-row>
        <table:table-row table:style-name="ro1">
          <table:table-cell office:value-type="float" office:value="12.5200222809999" calcext:value-type="float">
            <text:p>12.520022281</text:p>
          </table:table-cell>
          <table:table-cell office:value-type="float" office:value="358.323813515987" calcext:value-type="float">
            <text:p>358.323813516</text:p>
          </table:table-cell>
        </table:table-row>
        <table:table-row table:style-name="ro1">
          <table:table-cell office:value-type="float" office:value="12.72175743" calcext:value-type="float">
            <text:p>12.72175743</text:p>
          </table:table-cell>
          <table:table-cell office:value-type="float" office:value="297.419662846983" calcext:value-type="float">
            <text:p>297.419662847</text:p>
          </table:table-cell>
        </table:table-row>
        <table:table-row table:style-name="ro1">
          <table:table-cell office:value-type="float" office:value="12.9056817819999" calcext:value-type="float">
            <text:p>12.905681782</text:p>
          </table:table-cell>
          <table:table-cell office:value-type="float" office:value="326.221075934791" calcext:value-type="float">
            <text:p>326.2210759348</text:p>
          </table:table-cell>
        </table:table-row>
        <table:table-row table:style-name="ro1">
          <table:table-cell office:value-type="float" office:value="31.690530263" calcext:value-type="float">
            <text:p>31.690530263</text:p>
          </table:table-cell>
          <table:table-cell office:value-type="float" office:value="3.19406355929284" calcext:value-type="float">
            <text:p>3.1940635593</text:p>
          </table:table-cell>
        </table:table-row>
        <table:table-row table:style-name="ro1">
          <table:table-cell office:value-type="float" office:value="31.828673747" calcext:value-type="float">
            <text:p>31.828673747</text:p>
          </table:table-cell>
          <table:table-cell office:value-type="float" office:value="434.331017740911" calcext:value-type="float">
            <text:p>434.3310177409</text:p>
          </table:table-cell>
        </table:table-row>
        <table:table-row table:style-name="ro1">
          <table:table-cell office:value-type="float" office:value="31.910347563" calcext:value-type="float">
            <text:p>31.910347563</text:p>
          </table:table-cell>
          <table:table-cell office:value-type="float" office:value="734.629565980589" calcext:value-type="float">
            <text:p>734.6295659806</text:p>
          </table:table-cell>
        </table:table-row>
        <table:table-row table:style-name="ro1">
          <table:table-cell office:value-type="float" office:value="31.9818861679998" calcext:value-type="float">
            <text:p>31.981886168</text:p>
          </table:table-cell>
          <table:table-cell office:value-type="float" office:value="838.707995495506" calcext:value-type="float">
            <text:p>838.7079954955</text:p>
          </table:table-cell>
        </table:table-row>
        <table:table-row table:style-name="ro1">
          <table:table-cell office:value-type="float" office:value="32.0414610820001" calcext:value-type="float">
            <text:p>32.041461082</text:p>
          </table:table-cell>
          <table:table-cell office:value-type="float" office:value="1007.13531873123" calcext:value-type="float">
            <text:p>1007.1353187312</text:p>
          </table:table-cell>
        </table:table-row>
        <table:table-row table:style-name="ro1">
          <table:table-cell office:value-type="float" office:value="32.0929839519999" calcext:value-type="float">
            <text:p>32.092983952</text:p>
          </table:table-cell>
          <table:table-cell office:value-type="float" office:value="1164.53140130101" calcext:value-type="float">
            <text:p>1164.531401301</text:p>
          </table:table-cell>
        </table:table-row>
        <table:table-row table:style-name="ro1">
          <table:table-cell office:value-type="float" office:value="32.134828641" calcext:value-type="float">
            <text:p>32.134828641</text:p>
          </table:table-cell>
          <table:table-cell office:value-type="float" office:value="1433.87372289698" calcext:value-type="float">
            <text:p>1433.873722897</text:p>
          </table:table-cell>
        </table:table-row>
        <table:table-row table:style-name="ro1">
          <table:table-cell office:value-type="float" office:value="32.173871365" calcext:value-type="float">
            <text:p>32.173871365</text:p>
          </table:table-cell>
          <table:table-cell office:value-type="float" office:value="1536.77801784703" calcext:value-type="float">
            <text:p>1536.778017847</text:p>
          </table:table-cell>
        </table:table-row>
        <table:table-row table:style-name="ro1">
          <table:table-cell office:value-type="float" office:value="32.2095101479999" calcext:value-type="float">
            <text:p>32.209510148</text:p>
          </table:table-cell>
          <table:table-cell office:value-type="float" office:value="1683.55917204172" calcext:value-type="float">
            <text:p>1683.5591720417</text:p>
          </table:table-cell>
        </table:table-row>
        <table:table-row table:style-name="ro1">
          <table:table-cell office:value-type="float" office:value="32.2458519469999" calcext:value-type="float">
            <text:p>32.245851947</text:p>
          </table:table-cell>
          <table:table-cell office:value-type="float" office:value="1650.99146577946" calcext:value-type="float">
            <text:p>1650.9914657795</text:p>
          </table:table-cell>
        </table:table-row>
        <table:table-row table:style-name="ro1">
          <table:table-cell office:value-type="float" office:value="32.28291515" calcext:value-type="float">
            <text:p>32.28291515</text:p>
          </table:table-cell>
          <table:table-cell office:value-type="float" office:value="1618.85630877105" calcext:value-type="float">
            <text:p>1618.8563087711</text:p>
          </table:table-cell>
        </table:table-row>
        <table:table-row table:style-name="ro1">
          <table:table-cell office:value-type="float" office:value="32.3185757029999" calcext:value-type="float">
            <text:p>32.318575703</text:p>
          </table:table-cell>
          <table:table-cell office:value-type="float" office:value="1682.53139541228" calcext:value-type="float">
            <text:p>1682.5313954123</text:p>
          </table:table-cell>
        </table:table-row>
        <table:table-row table:style-name="ro1">
          <table:table-cell office:value-type="float" office:value="32.352470796" calcext:value-type="float">
            <text:p>32.352470796</text:p>
          </table:table-cell>
          <table:table-cell office:value-type="float" office:value="1770.16773488942" calcext:value-type="float">
            <text:p>1770.1677348894</text:p>
          </table:table-cell>
        </table:table-row>
        <table:table-row table:style-name="ro1">
          <table:table-cell office:value-type="float" office:value="32.387029688" calcext:value-type="float">
            <text:p>32.387029688</text:p>
          </table:table-cell>
          <table:table-cell office:value-type="float" office:value="1736.16677294188" calcext:value-type="float">
            <text:p>1736.1667729419</text:p>
          </table:table-cell>
        </table:table-row>
        <table:table-row table:style-name="ro1">
          <table:table-cell office:value-type="float" office:value="32.422125608" calcext:value-type="float">
            <text:p>32.422125608</text:p>
          </table:table-cell>
          <table:table-cell office:value-type="float" office:value="1709.60043218682" calcext:value-type="float">
            <text:p>1709.6004321868</text:p>
          </table:table-cell>
        </table:table-row>
        <table:table-row table:style-name="ro1">
          <table:table-cell office:value-type="float" office:value="32.456504084" calcext:value-type="float">
            <text:p>32.456504084</text:p>
          </table:table-cell>
          <table:table-cell office:value-type="float" office:value="1745.27806293535" calcext:value-type="float">
            <text:p>1745.2780629354</text:p>
          </table:table-cell>
        </table:table-row>
        <table:table-row table:style-name="ro1">
          <table:table-cell office:value-type="float" office:value="32.489556838" calcext:value-type="float">
            <text:p>32.489556838</text:p>
          </table:table-cell>
          <table:table-cell office:value-type="float" office:value="1815.2799007318" calcext:value-type="float">
            <text:p>1815.2799007318</text:p>
          </table:table-cell>
        </table:table-row>
        <table:table-row table:style-name="ro1">
          <table:table-cell office:value-type="float" office:value="32.5231095889999" calcext:value-type="float">
            <text:p>32.523109589</text:p>
          </table:table-cell>
          <table:table-cell office:value-type="float" office:value="1788.22892943114" calcext:value-type="float">
            <text:p>1788.2289294312</text:p>
          </table:table-cell>
        </table:table-row>
        <table:table-row table:style-name="ro1">
          <table:table-cell office:value-type="float" office:value="32.557224524" calcext:value-type="float">
            <text:p>32.557224524</text:p>
          </table:table-cell>
          <table:table-cell office:value-type="float" office:value="1758.76049594455" calcext:value-type="float">
            <text:p>1758.7604959446</text:p>
          </table:table-cell>
        </table:table-row>
        <table:table-row table:style-name="ro1">
          <table:table-cell office:value-type="float" office:value="32.591165971" calcext:value-type="float">
            <text:p>32.591165971</text:p>
          </table:table-cell>
          <table:table-cell office:value-type="float" office:value="1767.75020817671" calcext:value-type="float">
            <text:p>1767.7502081767</text:p>
          </table:table-cell>
        </table:table-row>
        <table:table-row table:style-name="ro1">
          <table:table-cell office:value-type="float" office:value="32.62486294" calcext:value-type="float">
            <text:p>32.62486294</text:p>
          </table:table-cell>
          <table:table-cell office:value-type="float" office:value="1780.57557639956" calcext:value-type="float">
            <text:p>1780.5755763996</text:p>
          </table:table-cell>
        </table:table-row>
        <table:table-row table:style-name="ro1">
          <table:table-cell office:value-type="float" office:value="32.658848241" calcext:value-type="float">
            <text:p>32.658848241</text:p>
          </table:table-cell>
          <table:table-cell office:value-type="float" office:value="1765.46913619943" calcext:value-type="float">
            <text:p>1765.4691361994</text:p>
          </table:table-cell>
        </table:table-row>
        <table:table-row table:style-name="ro1">
          <table:table-cell office:value-type="float" office:value="32.693268019" calcext:value-type="float">
            <text:p>32.693268019</text:p>
          </table:table-cell>
          <table:table-cell office:value-type="float" office:value="1743.18381716321" calcext:value-type="float">
            <text:p>1743.1838171632</text:p>
          </table:table-cell>
        </table:table-row>
        <table:table-row table:style-name="ro1">
          <table:table-cell office:value-type="float" office:value="32.727016134" calcext:value-type="float">
            <text:p>32.727016134</text:p>
          </table:table-cell>
          <table:table-cell office:value-type="float" office:value="1777.87707550585" calcext:value-type="float">
            <text:p>1777.8770755059</text:p>
          </table:table-cell>
        </table:table-row>
        <table:table-row table:style-name="ro1">
          <table:table-cell office:value-type="float" office:value="32.759883471" calcext:value-type="float">
            <text:p>32.759883471</text:p>
          </table:table-cell>
          <table:table-cell office:value-type="float" office:value="1825.52057685883" calcext:value-type="float">
            <text:p>1825.5205768588</text:p>
          </table:table-cell>
        </table:table-row>
        <table:table-row table:style-name="ro1">
          <table:table-cell office:value-type="float" office:value="32.793134713" calcext:value-type="float">
            <text:p>32.793134713</text:p>
          </table:table-cell>
          <table:table-cell office:value-type="float" office:value="1804.44387611114" calcext:value-type="float">
            <text:p>1804.4438761112</text:p>
          </table:table-cell>
        </table:table-row>
        <table:table-row table:style-name="ro1">
          <table:table-cell office:value-type="float" office:value="32.8270093379999" calcext:value-type="float">
            <text:p>32.827009338</text:p>
          </table:table-cell>
          <table:table-cell office:value-type="float" office:value="1771.23731997278" calcext:value-type="float">
            <text:p>1771.2373199728</text:p>
          </table:table-cell>
        </table:table-row>
        <table:table-row table:style-name="ro1">
          <table:table-cell office:value-type="float" office:value="32.8610726069999" calcext:value-type="float">
            <text:p>32.861072607</text:p>
          </table:table-cell>
          <table:table-cell office:value-type="float" office:value="1761.42812365128" calcext:value-type="float">
            <text:p>1761.4281236513</text:p>
          </table:table-cell>
        </table:table-row>
        <table:table-row table:style-name="ro1">
          <table:table-cell office:value-type="float" office:value="32.895077439" calcext:value-type="float">
            <text:p>32.895077439</text:p>
          </table:table-cell>
          <table:table-cell office:value-type="float" office:value="1764.45512213412" calcext:value-type="float">
            <text:p>1764.4551221341</text:p>
          </table:table-cell>
        </table:table-row>
        <table:table-row table:style-name="ro1">
          <table:table-cell office:value-type="float" office:value="32.9294989359998" calcext:value-type="float">
            <text:p>32.929498936</text:p>
          </table:table-cell>
          <table:table-cell office:value-type="float" office:value="1743.09676305849" calcext:value-type="float">
            <text:p>1743.0967630585</text:p>
          </table:table-cell>
        </table:table-row>
        <table:table-row table:style-name="ro1">
          <table:table-cell office:value-type="float" office:value="32.9644181900001" calcext:value-type="float">
            <text:p>32.96441819</text:p>
          </table:table-cell>
          <table:table-cell office:value-type="float" office:value="1718.2497655772" calcext:value-type="float">
            <text:p>1718.2497655772</text:p>
          </table:table-cell>
        </table:table-row>
        <table:table-row table:style-name="ro1">
          <table:table-cell office:value-type="float" office:value="32.998938384" calcext:value-type="float">
            <text:p>32.998938384</text:p>
          </table:table-cell>
          <table:table-cell office:value-type="float" office:value="1738.11305927573" calcext:value-type="float">
            <text:p>1738.1130592757</text:p>
          </table:table-cell>
        </table:table-row>
        <table:table-row table:style-name="ro1">
          <table:table-cell office:value-type="float" office:value="33.0329155079999" calcext:value-type="float">
            <text:p>33.032915508</text:p>
          </table:table-cell>
          <table:table-cell office:value-type="float" office:value="1765.89401740477" calcext:value-type="float">
            <text:p>1765.8940174048</text:p>
          </table:table-cell>
        </table:table-row>
        <table:table-row table:style-name="ro1">
          <table:table-cell office:value-type="float" office:value="33.0675942949999" calcext:value-type="float">
            <text:p>33.067594295</text:p>
          </table:table-cell>
          <table:table-cell office:value-type="float" office:value="1730.16432206437" calcext:value-type="float">
            <text:p>1730.1643220644</text:p>
          </table:table-cell>
        </table:table-row>
        <table:table-row table:style-name="ro1">
          <table:table-cell office:value-type="float" office:value="33.1027225589999" calcext:value-type="float">
            <text:p>33.102722559</text:p>
          </table:table-cell>
          <table:table-cell office:value-type="float" office:value="1708.02633458153" calcext:value-type="float">
            <text:p>1708.0263345815</text:p>
          </table:table-cell>
        </table:table-row>
        <table:table-row table:style-name="ro1">
          <table:table-cell office:value-type="float" office:value="33.1380797289999" calcext:value-type="float">
            <text:p>33.138079729</text:p>
          </table:table-cell>
          <table:table-cell office:value-type="float" office:value="1696.96839424661" calcext:value-type="float">
            <text:p>1696.9683942466</text:p>
          </table:table-cell>
        </table:table-row>
        <table:table-row table:style-name="ro1">
          <table:table-cell office:value-type="float" office:value="33.173697469" calcext:value-type="float">
            <text:p>33.173697469</text:p>
          </table:table-cell>
          <table:table-cell office:value-type="float" office:value="1684.55382064594" calcext:value-type="float">
            <text:p>1684.553820646</text:p>
          </table:table-cell>
        </table:table-row>
        <table:table-row table:style-name="ro1">
          <table:table-cell office:value-type="float" office:value="33.208956983" calcext:value-type="float">
            <text:p>33.208956983</text:p>
          </table:table-cell>
          <table:table-cell office:value-type="float" office:value="1701.66837807152" calcext:value-type="float">
            <text:p>1701.6683780715</text:p>
          </table:table-cell>
        </table:table-row>
        <table:table-row table:style-name="ro1">
          <table:table-cell office:value-type="float" office:value="33.243957122" calcext:value-type="float">
            <text:p>33.243957122</text:p>
          </table:table-cell>
          <table:table-cell office:value-type="float" office:value="1714.27890615066" calcext:value-type="float">
            <text:p>1714.2789061507</text:p>
          </table:table-cell>
        </table:table-row>
        <table:table-row table:style-name="ro1">
          <table:table-cell office:value-type="float" office:value="33.2794158009999" calcext:value-type="float">
            <text:p>33.279415801</text:p>
          </table:table-cell>
          <table:table-cell office:value-type="float" office:value="1692.11041393048" calcext:value-type="float">
            <text:p>1692.1104139305</text:p>
          </table:table-cell>
        </table:table-row>
        <table:table-row table:style-name="ro1">
          <table:table-cell office:value-type="float" office:value="33.3154992689999" calcext:value-type="float">
            <text:p>33.315499269</text:p>
          </table:table-cell>
          <table:table-cell office:value-type="float" office:value="1662.81134618143" calcext:value-type="float">
            <text:p>1662.8113461814</text:p>
          </table:table-cell>
        </table:table-row>
        <table:table-row table:style-name="ro1">
          <table:table-cell office:value-type="float" office:value="33.3509598749999" calcext:value-type="float">
            <text:p>33.350959875</text:p>
          </table:table-cell>
          <table:table-cell office:value-type="float" office:value="1692.01846127431" calcext:value-type="float">
            <text:p>1692.0184612743</text:p>
          </table:table-cell>
        </table:table-row>
        <table:table-row table:style-name="ro1">
          <table:table-cell office:value-type="float" office:value="33.385169654" calcext:value-type="float">
            <text:p>33.385169654</text:p>
          </table:table-cell>
          <table:table-cell office:value-type="float" office:value="1753.88446677297" calcext:value-type="float">
            <text:p>1753.884466773</text:p>
          </table:table-cell>
        </table:table-row>
        <table:table-row table:style-name="ro1">
          <table:table-cell office:value-type="float" office:value="33.4199155239999" calcext:value-type="float">
            <text:p>33.419915524</text:p>
          </table:table-cell>
          <table:table-cell office:value-type="float" office:value="1726.82393620605" calcext:value-type="float">
            <text:p>1726.8239362061</text:p>
          </table:table-cell>
        </table:table-row>
        <table:table-row table:style-name="ro1">
          <table:table-cell office:value-type="float" office:value="33.4549620180001" calcext:value-type="float">
            <text:p>33.454962018</text:p>
          </table:table-cell>
          <table:table-cell office:value-type="float" office:value="1712.01147822833" calcext:value-type="float">
            <text:p>1712.0114782283</text:p>
          </table:table-cell>
        </table:table-row>
        <table:table-row table:style-name="ro1">
          <table:table-cell office:value-type="float" office:value="33.4891396089999" calcext:value-type="float">
            <text:p>33.489139609</text:p>
          </table:table-cell>
          <table:table-cell office:value-type="float" office:value="1755.53625181469" calcext:value-type="float">
            <text:p>1755.5362518147</text:p>
          </table:table-cell>
        </table:table-row>
        <table:table-row table:style-name="ro1">
          <table:table-cell office:value-type="float" office:value="33.5221319990001" calcext:value-type="float">
            <text:p>33.522131999</text:p>
          </table:table-cell>
          <table:table-cell office:value-type="float" office:value="1818.60119863356" calcext:value-type="float">
            <text:p>1818.6011986336</text:p>
          </table:table-cell>
        </table:table-row>
        <table:table-row table:style-name="ro1">
          <table:table-cell office:value-type="float" office:value="33.555392772" calcext:value-type="float">
            <text:p>33.555392772</text:p>
          </table:table-cell>
          <table:table-cell office:value-type="float" office:value="1803.92680591373" calcext:value-type="float">
            <text:p>1803.9268059137</text:p>
          </table:table-cell>
        </table:table-row>
        <table:table-row table:style-name="ro1">
          <table:table-cell office:value-type="float" office:value="33.5889772410001" calcext:value-type="float">
            <text:p>33.588977241</text:p>
          </table:table-cell>
          <table:table-cell office:value-type="float" office:value="1786.54008196141" calcext:value-type="float">
            <text:p>1786.5400819614</text:p>
          </table:table-cell>
        </table:table-row>
        <table:table-row table:style-name="ro1">
          <table:table-cell office:value-type="float" office:value="33.6217369229998" calcext:value-type="float">
            <text:p>33.621736923</text:p>
          </table:table-cell>
          <table:table-cell office:value-type="float" office:value="1831.5196100013" calcext:value-type="float">
            <text:p>1831.5196100013</text:p>
          </table:table-cell>
        </table:table-row>
        <table:table-row table:style-name="ro1">
          <table:table-cell office:value-type="float" office:value="33.653819265" calcext:value-type="float">
            <text:p>33.653819265</text:p>
          </table:table-cell>
          <table:table-cell office:value-type="float" office:value="1870.18765648831" calcext:value-type="float">
            <text:p>1870.1876564883</text:p>
          </table:table-cell>
        </table:table-row>
        <table:table-row table:style-name="ro1">
          <table:table-cell office:value-type="float" office:value="33.6858127529999" calcext:value-type="float">
            <text:p>33.685812753</text:p>
          </table:table-cell>
          <table:table-cell office:value-type="float" office:value="1875.38164016974" calcext:value-type="float">
            <text:p>1875.3816401697</text:p>
          </table:table-cell>
        </table:table-row>
        <table:table-row table:style-name="ro1">
          <table:table-cell office:value-type="float" office:value="33.7176634289999" calcext:value-type="float">
            <text:p>33.717663429</text:p>
          </table:table-cell>
          <table:table-cell office:value-type="float" office:value="1883.79047276876" calcext:value-type="float">
            <text:p>1883.7904727688</text:p>
          </table:table-cell>
        </table:table-row>
        <table:table-row table:style-name="ro1">
          <table:table-cell office:value-type="float" office:value="33.7492040539998" calcext:value-type="float">
            <text:p>33.749204054</text:p>
          </table:table-cell>
          <table:table-cell office:value-type="float" office:value="1902.30853066879" calcext:value-type="float">
            <text:p>1902.3085306688</text:p>
          </table:table-cell>
        </table:table-row>
        <table:table-row table:style-name="ro1">
          <table:table-cell office:value-type="float" office:value="33.7800268189999" calcext:value-type="float">
            <text:p>33.780026819</text:p>
          </table:table-cell>
          <table:table-cell office:value-type="float" office:value="1946.61316075712" calcext:value-type="float">
            <text:p>1946.6131607571</text:p>
          </table:table-cell>
        </table:table-row>
        <table:table-row table:style-name="ro1">
          <table:table-cell office:value-type="float" office:value="33.8108729159999" calcext:value-type="float">
            <text:p>33.810872916</text:p>
          </table:table-cell>
          <table:table-cell office:value-type="float" office:value="1945.1407417934" calcext:value-type="float">
            <text:p>1945.1407417934</text:p>
          </table:table-cell>
        </table:table-row>
        <table:table-row table:style-name="ro1">
          <table:table-cell office:value-type="float" office:value="33.84162365" calcext:value-type="float">
            <text:p>33.84162365</text:p>
          </table:table-cell>
          <table:table-cell office:value-type="float" office:value="1951.17293784977" calcext:value-type="float">
            <text:p>1951.1729378498</text:p>
          </table:table-cell>
        </table:table-row>
        <table:table-row table:style-name="ro1">
          <table:table-cell office:value-type="float" office:value="33.872140895" calcext:value-type="float">
            <text:p>33.872140895</text:p>
          </table:table-cell>
          <table:table-cell office:value-type="float" office:value="1966.1014616454" calcext:value-type="float">
            <text:p>1966.1014616454</text:p>
          </table:table-cell>
        </table:table-row>
        <table:table-row table:style-name="ro1">
          <table:table-cell office:value-type="float" office:value="33.902239496" calcext:value-type="float">
            <text:p>33.902239496</text:p>
          </table:table-cell>
          <table:table-cell office:value-type="float" office:value="1993.44813402035" calcext:value-type="float">
            <text:p>1993.4481340204</text:p>
          </table:table-cell>
        </table:table-row>
        <table:table-row table:style-name="ro1">
          <table:table-cell office:value-type="float" office:value="33.9326892940001" calcext:value-type="float">
            <text:p>33.932689294</text:p>
          </table:table-cell>
          <table:table-cell office:value-type="float" office:value="1970.45642141453" calcext:value-type="float">
            <text:p>1970.4564214145</text:p>
          </table:table-cell>
        </table:table-row>
        <table:table-row table:style-name="ro1">
          <table:table-cell office:value-type="float" office:value="33.963427632" calcext:value-type="float">
            <text:p>33.963427632</text:p>
          </table:table-cell>
          <table:table-cell office:value-type="float" office:value="1951.95979691601" calcext:value-type="float">
            <text:p>1951.959796916</text:p>
          </table:table-cell>
        </table:table-row>
        <table:table-row table:style-name="ro1">
          <table:table-cell office:value-type="float" office:value="33.994030501" calcext:value-type="float">
            <text:p>33.994030501</text:p>
          </table:table-cell>
          <table:table-cell office:value-type="float" office:value="1960.60049141469" calcext:value-type="float">
            <text:p>1960.6004914147</text:p>
          </table:table-cell>
        </table:table-row>
        <table:table-row table:style-name="ro1">
          <table:table-cell office:value-type="float" office:value="34.024408945" calcext:value-type="float">
            <text:p>34.024408945</text:p>
          </table:table-cell>
          <table:table-cell office:value-type="float" office:value="1975.08470150695" calcext:value-type="float">
            <text:p>1975.084701507</text:p>
          </table:table-cell>
        </table:table-row>
        <table:table-row table:style-name="ro1">
          <table:table-cell office:value-type="float" office:value="34.0547841600001" calcext:value-type="float">
            <text:p>34.05478416</text:p>
          </table:table-cell>
          <table:table-cell office:value-type="float" office:value="1975.29466046258" calcext:value-type="float">
            <text:p>1975.2946604626</text:p>
          </table:table-cell>
        </table:table-row>
        <table:table-row table:style-name="ro1">
          <table:table-cell office:value-type="float" office:value="34.0852561449999" calcext:value-type="float">
            <text:p>34.085256145</text:p>
          </table:table-cell>
          <table:table-cell office:value-type="float" office:value="1969.02170962269" calcext:value-type="float">
            <text:p>1969.0217096227</text:p>
          </table:table-cell>
        </table:table-row>
        <table:table-row table:style-name="ro1">
          <table:table-cell office:value-type="float" office:value="34.1154796409999" calcext:value-type="float">
            <text:p>34.115479641</text:p>
          </table:table-cell>
          <table:table-cell office:value-type="float" office:value="1985.21044686805" calcext:value-type="float">
            <text:p>1985.2104468681</text:p>
          </table:table-cell>
        </table:table-row>
        <table:table-row table:style-name="ro1">
          <table:table-cell office:value-type="float" office:value="34.1456351689999" calcext:value-type="float">
            <text:p>34.145635169</text:p>
          </table:table-cell>
          <table:table-cell office:value-type="float" office:value="1989.68494267301" calcext:value-type="float">
            <text:p>1989.684942673</text:p>
          </table:table-cell>
        </table:table-row>
        <table:table-row table:style-name="ro1">
          <table:table-cell office:value-type="float" office:value="34.175787468" calcext:value-type="float">
            <text:p>34.175787468</text:p>
          </table:table-cell>
          <table:table-cell office:value-type="float" office:value="1989.89801739068" calcext:value-type="float">
            <text:p>1989.8980173907</text:p>
          </table:table-cell>
        </table:table-row>
        <table:table-row table:style-name="ro1">
          <table:table-cell office:value-type="float" office:value="34.2061275789999" calcext:value-type="float">
            <text:p>34.206127579</text:p>
          </table:table-cell>
          <table:table-cell office:value-type="float" office:value="1977.58010839269" calcext:value-type="float">
            <text:p>1977.5801083927</text:p>
          </table:table-cell>
        </table:table-row>
        <table:table-row table:style-name="ro1">
          <table:table-cell office:value-type="float" office:value="34.236180608" calcext:value-type="float">
            <text:p>34.236180608</text:p>
          </table:table-cell>
          <table:table-cell office:value-type="float" office:value="1996.4709713553" calcext:value-type="float">
            <text:p>1996.4709713553</text:p>
          </table:table-cell>
        </table:table-row>
        <table:table-row table:style-name="ro1">
          <table:table-cell office:value-type="float" office:value="34.2663128029999" calcext:value-type="float">
            <text:p>34.266312803</text:p>
          </table:table-cell>
          <table:table-cell office:value-type="float" office:value="1991.22566412094" calcext:value-type="float">
            <text:p>1991.225664121</text:p>
          </table:table-cell>
        </table:table-row>
        <table:table-row table:style-name="ro1">
          <table:table-cell office:value-type="float" office:value="34.296550622" calcext:value-type="float">
            <text:p>34.296550622</text:p>
          </table:table-cell>
          <table:table-cell office:value-type="float" office:value="1984.27009566081" calcext:value-type="float">
            <text:p>1984.2700956608</text:p>
          </table:table-cell>
        </table:table-row>
        <table:table-row table:style-name="ro1">
          <table:table-cell office:value-type="float" office:value="34.3272398449999" calcext:value-type="float">
            <text:p>34.327239845</text:p>
          </table:table-cell>
          <table:table-cell office:value-type="float" office:value="1955.08371131735" calcext:value-type="float">
            <text:p>1955.0837113174</text:p>
          </table:table-cell>
        </table:table-row>
        <table:table-row table:style-name="ro1">
          <table:table-cell office:value-type="float" office:value="34.3576614659999" calcext:value-type="float">
            <text:p>34.357661466</text:p>
          </table:table-cell>
          <table:table-cell office:value-type="float" office:value="1972.28149019672" calcext:value-type="float">
            <text:p>1972.2814901967</text:p>
          </table:table-cell>
        </table:table-row>
        <table:table-row table:style-name="ro1">
          <table:table-cell office:value-type="float" office:value="34.3879400139999" calcext:value-type="float">
            <text:p>34.387940014</text:p>
          </table:table-cell>
          <table:table-cell office:value-type="float" office:value="1981.60096712242" calcext:value-type="float">
            <text:p>1981.6009671224</text:p>
          </table:table-cell>
        </table:table-row>
        <table:table-row table:style-name="ro1">
          <table:table-cell office:value-type="float" office:value="34.4186542899999" calcext:value-type="float">
            <text:p>34.41865429</text:p>
          </table:table-cell>
          <table:table-cell office:value-type="float" office:value="1953.48898993905" calcext:value-type="float">
            <text:p>1953.4889899391</text:p>
          </table:table-cell>
        </table:table-row>
        <table:table-row table:style-name="ro1">
          <table:table-cell office:value-type="float" office:value="34.4496784599999" calcext:value-type="float">
            <text:p>34.44967846</text:p>
          </table:table-cell>
          <table:table-cell office:value-type="float" office:value="1933.97599356162" calcext:value-type="float">
            <text:p>1933.9759935616</text:p>
          </table:table-cell>
        </table:table-row>
        <table:table-row table:style-name="ro1">
          <table:table-cell office:value-type="float" office:value="34.480458985" calcext:value-type="float">
            <text:p>34.480458985</text:p>
          </table:table-cell>
          <table:table-cell office:value-type="float" office:value="1949.28449075008" calcext:value-type="float">
            <text:p>1949.2844907501</text:p>
          </table:table-cell>
        </table:table-row>
        <table:table-row table:style-name="ro1">
          <table:table-cell office:value-type="float" office:value="34.511013052" calcext:value-type="float">
            <text:p>34.511013052</text:p>
          </table:table-cell>
          <table:table-cell office:value-type="float" office:value="1963.73202952567" calcext:value-type="float">
            <text:p>1963.7320295257</text:p>
          </table:table-cell>
        </table:table-row>
        <table:table-row table:style-name="ro1">
          <table:table-cell office:value-type="float" office:value="34.5420518579999" calcext:value-type="float">
            <text:p>34.542051858</text:p>
          </table:table-cell>
          <table:table-cell office:value-type="float" office:value="1933.06404892182" calcext:value-type="float">
            <text:p>1933.0640489218</text:p>
          </table:table-cell>
        </table:table-row>
        <table:table-row table:style-name="ro1">
          <table:table-cell office:value-type="float" office:value="34.5735499309999" calcext:value-type="float">
            <text:p>34.573549931</text:p>
          </table:table-cell>
          <table:table-cell office:value-type="float" office:value="1904.87843494631" calcext:value-type="float">
            <text:p>1904.8784349463</text:p>
          </table:table-cell>
        </table:table-row>
        <table:table-row table:style-name="ro1">
          <table:table-cell office:value-type="float" office:value="34.605080088" calcext:value-type="float">
            <text:p>34.605080088</text:p>
          </table:table-cell>
          <table:table-cell office:value-type="float" office:value="1902.94009635744" calcext:value-type="float">
            <text:p>1902.9400963575</text:p>
          </table:table-cell>
        </table:table-row>
        <table:table-row table:style-name="ro1">
          <table:table-cell office:value-type="float" office:value="34.637011909" calcext:value-type="float">
            <text:p>34.637011909</text:p>
          </table:table-cell>
          <table:table-cell office:value-type="float" office:value="1879.00339288842" calcext:value-type="float">
            <text:p>1879.0033928884</text:p>
          </table:table-cell>
        </table:table-row>
        <table:table-row table:style-name="ro1">
          <table:table-cell office:value-type="float" office:value="34.6694730510001" calcext:value-type="float">
            <text:p>34.669473051</text:p>
          </table:table-cell>
          <table:table-cell office:value-type="float" office:value="1848.36380678818" calcext:value-type="float">
            <text:p>1848.3638067882</text:p>
          </table:table-cell>
        </table:table-row>
        <table:table-row table:style-name="ro1">
          <table:table-cell office:value-type="float" office:value="34.7026675229999" calcext:value-type="float">
            <text:p>34.702667523</text:p>
          </table:table-cell>
          <table:table-cell office:value-type="float" office:value="1807.52988028313" calcext:value-type="float">
            <text:p>1807.5298802831</text:p>
          </table:table-cell>
        </table:table-row>
        <table:table-row table:style-name="ro1">
          <table:table-cell office:value-type="float" office:value="34.735852775" calcext:value-type="float">
            <text:p>34.735852775</text:p>
          </table:table-cell>
          <table:table-cell office:value-type="float" office:value="1808.03207400322" calcext:value-type="float">
            <text:p>1808.0320740032</text:p>
          </table:table-cell>
        </table:table-row>
        <table:table-row table:style-name="ro1">
          <table:table-cell office:value-type="float" office:value="34.769216361" calcext:value-type="float">
            <text:p>34.769216361</text:p>
          </table:table-cell>
          <table:table-cell office:value-type="float" office:value="1798.36783732088" calcext:value-type="float">
            <text:p>1798.3678373209</text:p>
          </table:table-cell>
        </table:table-row>
        <table:table-row table:style-name="ro1">
          <table:table-cell office:value-type="float" office:value="34.802962861" calcext:value-type="float">
            <text:p>34.802962861</text:p>
          </table:table-cell>
          <table:table-cell office:value-type="float" office:value="1777.96215903837" calcext:value-type="float">
            <text:p>1777.9621590384</text:p>
          </table:table-cell>
        </table:table-row>
        <table:table-row table:style-name="ro1">
          <table:table-cell office:value-type="float" office:value="34.8370377439999" calcext:value-type="float">
            <text:p>34.837037744</text:p>
          </table:table-cell>
          <table:table-cell office:value-type="float" office:value="1760.82776278853" calcext:value-type="float">
            <text:p>1760.8277627885</text:p>
          </table:table-cell>
        </table:table-row>
        <table:table-row table:style-name="ro1">
          <table:table-cell office:value-type="float" office:value="34.8713025229999" calcext:value-type="float">
            <text:p>34.871302523</text:p>
          </table:table-cell>
          <table:table-cell office:value-type="float" office:value="1751.06922475351" calcext:value-type="float">
            <text:p>1751.0692247535</text:p>
          </table:table-cell>
        </table:table-row>
        <table:table-row table:style-name="ro1">
          <table:table-cell office:value-type="float" office:value="34.905603552" calcext:value-type="float">
            <text:p>34.905603552</text:p>
          </table:table-cell>
          <table:table-cell office:value-type="float" office:value="1749.21866046326" calcext:value-type="float">
            <text:p>1749.2186604633</text:p>
          </table:table-cell>
        </table:table-row>
        <table:table-row table:style-name="ro1">
          <table:table-cell office:value-type="float" office:value="34.9402892139999" calcext:value-type="float">
            <text:p>34.940289214</text:p>
          </table:table-cell>
          <table:table-cell office:value-type="float" office:value="1729.82138845066" calcext:value-type="float">
            <text:p>1729.8213884507</text:p>
          </table:table-cell>
        </table:table-row>
        <table:table-row table:style-name="ro1">
          <table:table-cell office:value-type="float" office:value="34.975185448" calcext:value-type="float">
            <text:p>34.975185448</text:p>
          </table:table-cell>
          <table:table-cell office:value-type="float" office:value="1719.38324346843" calcext:value-type="float">
            <text:p>1719.3832434684</text:p>
          </table:table-cell>
        </table:table-row>
        <table:table-row table:style-name="ro1">
          <table:table-cell office:value-type="float" office:value="35.0101813159999" calcext:value-type="float">
            <text:p>35.010181316</text:p>
          </table:table-cell>
          <table:table-cell office:value-type="float" office:value="1714.48812185992" calcext:value-type="float">
            <text:p>1714.4881218599</text:p>
          </table:table-cell>
        </table:table-row>
        <table:table-row table:style-name="ro1">
          <table:table-cell office:value-type="float" office:value="35.045087082" calcext:value-type="float">
            <text:p>35.045087082</text:p>
          </table:table-cell>
          <table:table-cell office:value-type="float" office:value="1718.91371757571" calcext:value-type="float">
            <text:p>1718.9137175757</text:p>
          </table:table-cell>
        </table:table-row>
        <table:table-row table:style-name="ro1">
          <table:table-cell office:value-type="float" office:value="35.080158106" calcext:value-type="float">
            <text:p>35.080158106</text:p>
          </table:table-cell>
          <table:table-cell office:value-type="float" office:value="1710.81403269027" calcext:value-type="float">
            <text:p>1710.8140326903</text:p>
          </table:table-cell>
        </table:table-row>
        <table:table-row table:style-name="ro1">
          <table:table-cell office:value-type="float" office:value="35.1151851729999" calcext:value-type="float">
            <text:p>35.115185173</text:p>
          </table:table-cell>
          <table:table-cell office:value-type="float" office:value="1712.9610081317" calcext:value-type="float">
            <text:p>1712.9610081317</text:p>
          </table:table-cell>
        </table:table-row>
        <table:table-row table:style-name="ro1">
          <table:table-cell office:value-type="float" office:value="35.1505386439999" calcext:value-type="float">
            <text:p>35.150538644</text:p>
          </table:table-cell>
          <table:table-cell office:value-type="float" office:value="1697.14594643301" calcext:value-type="float">
            <text:p>1697.145946433</text:p>
          </table:table-cell>
        </table:table-row>
        <table:table-row table:style-name="ro1">
          <table:table-cell office:value-type="float" office:value="35.185922271" calcext:value-type="float">
            <text:p>35.185922271</text:p>
          </table:table-cell>
          <table:table-cell office:value-type="float" office:value="1695.69953921989" calcext:value-type="float">
            <text:p>1695.6995392199</text:p>
          </table:table-cell>
        </table:table-row>
        <table:table-row table:style-name="ro1">
          <table:table-cell office:value-type="float" office:value="35.2216908969999" calcext:value-type="float">
            <text:p>35.221690897</text:p>
          </table:table-cell>
          <table:table-cell office:value-type="float" office:value="1677.44771633409" calcext:value-type="float">
            <text:p>1677.4477163341</text:p>
          </table:table-cell>
        </table:table-row>
        <table:table-row table:style-name="ro1">
          <table:table-cell office:value-type="float" office:value="35.2577383749999" calcext:value-type="float">
            <text:p>35.257738375</text:p>
          </table:table-cell>
          <table:table-cell office:value-type="float" office:value="1664.47150616194" calcext:value-type="float">
            <text:p>1664.4715061619</text:p>
          </table:table-cell>
        </table:table-row>
        <table:table-row table:style-name="ro1">
          <table:table-cell office:value-type="float" office:value="35.293648458" calcext:value-type="float">
            <text:p>35.293648458</text:p>
          </table:table-cell>
          <table:table-cell office:value-type="float" office:value="1670.83991423384" calcext:value-type="float">
            <text:p>1670.8399142338</text:p>
          </table:table-cell>
        </table:table-row>
        <table:table-row table:style-name="ro1">
          <table:table-cell office:value-type="float" office:value="35.329711822" calcext:value-type="float">
            <text:p>35.329711822</text:p>
          </table:table-cell>
          <table:table-cell office:value-type="float" office:value="1663.73830239331" calcext:value-type="float">
            <text:p>1663.7383023933</text:p>
          </table:table-cell>
        </table:table-row>
        <table:table-row table:style-name="ro1">
          <table:table-cell office:value-type="float" office:value="35.365782998" calcext:value-type="float">
            <text:p>35.365782998</text:p>
          </table:table-cell>
          <table:table-cell office:value-type="float" office:value="1663.37798357566" calcext:value-type="float">
            <text:p>1663.3779835757</text:p>
          </table:table-cell>
        </table:table-row>
        <table:table-row table:style-name="ro1">
          <table:table-cell office:value-type="float" office:value="35.4019552669999" calcext:value-type="float">
            <text:p>35.401955267</text:p>
          </table:table-cell>
          <table:table-cell office:value-type="float" office:value="1658.72923260806" calcext:value-type="float">
            <text:p>1658.7292326081</text:p>
          </table:table-cell>
        </table:table-row>
        <table:table-row table:style-name="ro1">
          <table:table-cell office:value-type="float" office:value="35.438010506" calcext:value-type="float">
            <text:p>35.438010506</text:p>
          </table:table-cell>
          <table:table-cell office:value-type="float" office:value="1664.11322360085" calcext:value-type="float">
            <text:p>1664.1132236009</text:p>
          </table:table-cell>
        </table:table-row>
        <table:table-row table:style-name="ro1">
          <table:table-cell office:value-type="float" office:value="35.474003609" calcext:value-type="float">
            <text:p>35.474003609</text:p>
          </table:table-cell>
          <table:table-cell office:value-type="float" office:value="1666.98603340711" calcext:value-type="float">
            <text:p>1666.9860334071</text:p>
          </table:table-cell>
        </table:table-row>
        <table:table-row table:style-name="ro1">
          <table:table-cell office:value-type="float" office:value="35.509724735" calcext:value-type="float">
            <text:p>35.509724735</text:p>
          </table:table-cell>
          <table:table-cell office:value-type="float" office:value="1679.67829457566" calcext:value-type="float">
            <text:p>1679.6782945757</text:p>
          </table:table-cell>
        </table:table-row>
        <table:table-row table:style-name="ro1">
          <table:table-cell office:value-type="float" office:value="35.5452601320001" calcext:value-type="float">
            <text:p>35.545260132</text:p>
          </table:table-cell>
          <table:table-cell office:value-type="float" office:value="1688.45728668307" calcext:value-type="float">
            <text:p>1688.4572866831</text:p>
          </table:table-cell>
        </table:table-row>
        <table:table-row table:style-name="ro1">
          <table:table-cell office:value-type="float" office:value="35.580519437" calcext:value-type="float">
            <text:p>35.580519437</text:p>
          </table:table-cell>
          <table:table-cell office:value-type="float" office:value="1701.67846473656" calcext:value-type="float">
            <text:p>1701.6784647366</text:p>
          </table:table-cell>
        </table:table-row>
        <table:table-row table:style-name="ro1">
          <table:table-cell office:value-type="float" office:value="35.6156091599998" calcext:value-type="float">
            <text:p>35.61560916</text:p>
          </table:table-cell>
          <table:table-cell office:value-type="float" office:value="1709.90235517943" calcext:value-type="float">
            <text:p>1709.9023551794</text:p>
          </table:table-cell>
        </table:table-row>
        <table:table-row table:style-name="ro1">
          <table:table-cell office:value-type="float" office:value="35.651683825" calcext:value-type="float">
            <text:p>35.651683825</text:p>
          </table:table-cell>
          <table:table-cell office:value-type="float" office:value="1663.21710817853" calcext:value-type="float">
            <text:p>1663.2171081785</text:p>
          </table:table-cell>
        </table:table-row>
        <table:table-row table:style-name="ro1">
          <table:table-cell office:value-type="float" office:value="35.6878095319998" calcext:value-type="float">
            <text:p>35.687809532</text:p>
          </table:table-cell>
          <table:table-cell office:value-type="float" office:value="1660.86714926284" calcext:value-type="float">
            <text:p>1660.8671492628</text:p>
          </table:table-cell>
        </table:table-row>
        <table:table-row table:style-name="ro1">
          <table:table-cell office:value-type="float" office:value="35.725346274" calcext:value-type="float">
            <text:p>35.725346274</text:p>
          </table:table-cell>
          <table:table-cell office:value-type="float" office:value="1598.43387579427" calcext:value-type="float">
            <text:p>1598.4338757943</text:p>
          </table:table-cell>
        </table:table-row>
        <table:table-row table:style-name="ro1">
          <table:table-cell office:value-type="float" office:value="35.76313166" calcext:value-type="float">
            <text:p>35.76313166</text:p>
          </table:table-cell>
          <table:table-cell office:value-type="float" office:value="1587.91549727735" calcext:value-type="float">
            <text:p>1587.9154972774</text:p>
          </table:table-cell>
        </table:table-row>
        <table:table-row table:style-name="ro1">
          <table:table-cell office:value-type="float" office:value="35.802338706" calcext:value-type="float">
            <text:p>35.802338706</text:p>
          </table:table-cell>
          <table:table-cell office:value-type="float" office:value="1530.33717459862" calcext:value-type="float">
            <text:p>1530.3371745986</text:p>
          </table:table-cell>
        </table:table-row>
        <table:table-row table:style-name="ro1">
          <table:table-cell office:value-type="float" office:value="35.841746481" calcext:value-type="float">
            <text:p>35.841746481</text:p>
          </table:table-cell>
          <table:table-cell office:value-type="float" office:value="1522.54218869353" calcext:value-type="float">
            <text:p>1522.5421886935</text:p>
          </table:table-cell>
        </table:table-row>
        <table:table-row table:style-name="ro1">
          <table:table-cell office:value-type="float" office:value="35.8825189879999" calcext:value-type="float">
            <text:p>35.882518988</text:p>
          </table:table-cell>
          <table:table-cell office:value-type="float" office:value="1471.57985649754" calcext:value-type="float">
            <text:p>1471.5798564975</text:p>
          </table:table-cell>
        </table:table-row>
        <table:table-row table:style-name="ro1">
          <table:table-cell office:value-type="float" office:value="35.9233771189999" calcext:value-type="float">
            <text:p>35.923377119</text:p>
          </table:table-cell>
          <table:table-cell office:value-type="float" office:value="1468.49595249295" calcext:value-type="float">
            <text:p>1468.495952493</text:p>
          </table:table-cell>
        </table:table-row>
        <table:table-row table:style-name="ro1">
          <table:table-cell office:value-type="float" office:value="35.965664931" calcext:value-type="float">
            <text:p>35.965664931</text:p>
          </table:table-cell>
          <table:table-cell office:value-type="float" office:value="1418.84853252617" calcext:value-type="float">
            <text:p>1418.8485325262</text:p>
          </table:table-cell>
        </table:table-row>
        <table:table-row table:style-name="ro1">
          <table:table-cell office:value-type="float" office:value="36.007984305" calcext:value-type="float">
            <text:p>36.007984305</text:p>
          </table:table-cell>
          <table:table-cell office:value-type="float" office:value="1417.79034822059" calcext:value-type="float">
            <text:p>1417.7903482206</text:p>
          </table:table-cell>
        </table:table-row>
        <table:table-row table:style-name="ro1">
          <table:table-cell office:value-type="float" office:value="36.0519755989999" calcext:value-type="float">
            <text:p>36.051975599</text:p>
          </table:table-cell>
          <table:table-cell office:value-type="float" office:value="1363.90623108749" calcext:value-type="float">
            <text:p>1363.9062310875</text:p>
          </table:table-cell>
        </table:table-row>
        <table:table-row table:style-name="ro1">
          <table:table-cell office:value-type="float" office:value="36.0959946" calcext:value-type="float">
            <text:p>36.0959946</text:p>
          </table:table-cell>
          <table:table-cell office:value-type="float" office:value="1363.04774385483" calcext:value-type="float">
            <text:p>1363.0477438548</text:p>
          </table:table-cell>
        </table:table-row>
        <table:table-row table:style-name="ro1">
          <table:table-cell office:value-type="float" office:value="36.141766145" calcext:value-type="float">
            <text:p>36.141766145</text:p>
          </table:table-cell>
          <table:table-cell office:value-type="float" office:value="1310.85808879789" calcext:value-type="float">
            <text:p>1310.8580887979</text:p>
          </table:table-cell>
        </table:table-row>
        <table:table-row table:style-name="ro1">
          <table:table-cell office:value-type="float" office:value="36.187675658" calcext:value-type="float">
            <text:p>36.187675658</text:p>
          </table:table-cell>
          <table:table-cell office:value-type="float" office:value="1306.91867718222" calcext:value-type="float">
            <text:p>1306.9186771822</text:p>
          </table:table-cell>
        </table:table-row>
        <table:table-row table:style-name="ro1">
          <table:table-cell office:value-type="float" office:value="36.235587609" calcext:value-type="float">
            <text:p>36.235587609</text:p>
          </table:table-cell>
          <table:table-cell office:value-type="float" office:value="1252.29715650537" calcext:value-type="float">
            <text:p>1252.2971565054</text:p>
          </table:table-cell>
        </table:table-row>
        <table:table-row table:style-name="ro1">
          <table:table-cell office:value-type="float" office:value="36.283754454" calcext:value-type="float">
            <text:p>36.283754454</text:p>
          </table:table-cell>
          <table:table-cell office:value-type="float" office:value="1245.67012848857" calcext:value-type="float">
            <text:p>1245.6701284886</text:p>
          </table:table-cell>
        </table:table-row>
        <table:table-row table:style-name="ro1">
          <table:table-cell office:value-type="float" office:value="36.3344062869999" calcext:value-type="float">
            <text:p>36.334406287</text:p>
          </table:table-cell>
          <table:table-cell office:value-type="float" office:value="1184.55732885681" calcext:value-type="float">
            <text:p>1184.5573288568</text:p>
          </table:table-cell>
        </table:table-row>
        <table:table-row table:style-name="ro1">
          <table:table-cell office:value-type="float" office:value="36.3853359309999" calcext:value-type="float">
            <text:p>36.385335931</text:p>
          </table:table-cell>
          <table:table-cell office:value-type="float" office:value="1178.09580604945" calcext:value-type="float">
            <text:p>1178.0958060495</text:p>
          </table:table-cell>
        </table:table-row>
        <table:table-row table:style-name="ro1">
          <table:table-cell office:value-type="float" office:value="36.4391743639999" calcext:value-type="float">
            <text:p>36.439174364</text:p>
          </table:table-cell>
          <table:table-cell office:value-type="float" office:value="1114.44551144327" calcext:value-type="float">
            <text:p>1114.4455114433</text:p>
          </table:table-cell>
        </table:table-row>
        <table:table-row table:style-name="ro1">
          <table:table-cell office:value-type="float" office:value="36.49319092" calcext:value-type="float">
            <text:p>36.49319092</text:p>
          </table:table-cell>
          <table:table-cell office:value-type="float" office:value="1110.77055708462" calcext:value-type="float">
            <text:p>1110.7705570846</text:p>
          </table:table-cell>
        </table:table-row>
        <table:table-row table:style-name="ro1">
          <table:table-cell office:value-type="float" office:value="36.550527564" calcext:value-type="float">
            <text:p>36.550527564</text:p>
          </table:table-cell>
          <table:table-cell office:value-type="float" office:value="1046.4512014325" calcext:value-type="float">
            <text:p>1046.4512014325</text:p>
          </table:table-cell>
        </table:table-row>
        <table:table-row table:style-name="ro1">
          <table:table-cell office:value-type="float" office:value="36.6083447779999" calcext:value-type="float">
            <text:p>36.608344778</text:p>
          </table:table-cell>
          <table:table-cell office:value-type="float" office:value="1037.75322000308" calcext:value-type="float">
            <text:p>1037.7532200031</text:p>
          </table:table-cell>
        </table:table-row>
        <table:table-row table:style-name="ro1">
          <table:table-cell office:value-type="float" office:value="36.670422805" calcext:value-type="float">
            <text:p>36.670422805</text:p>
          </table:table-cell>
          <table:table-cell office:value-type="float" office:value="966.525563061234" calcext:value-type="float">
            <text:p>966.5255630612</text:p>
          </table:table-cell>
        </table:table-row>
        <table:table-row table:style-name="ro1">
          <table:table-cell office:value-type="float" office:value="36.732749685" calcext:value-type="float">
            <text:p>36.732749685</text:p>
          </table:table-cell>
          <table:table-cell office:value-type="float" office:value="962.666509217203" calcext:value-type="float">
            <text:p>962.6665092172</text:p>
          </table:table-cell>
        </table:table-row>
        <table:table-row table:style-name="ro1">
          <table:table-cell office:value-type="float" office:value="36.80063737" calcext:value-type="float">
            <text:p>36.80063737</text:p>
          </table:table-cell>
          <table:table-cell office:value-type="float" office:value="883.812726859601" calcext:value-type="float">
            <text:p>883.8127268596</text:p>
          </table:table-cell>
        </table:table-row>
        <table:table-row table:style-name="ro1">
          <table:table-cell office:value-type="float" office:value="36.869176615" calcext:value-type="float">
            <text:p>36.869176615</text:p>
          </table:table-cell>
          <table:table-cell office:value-type="float" office:value="875.41086861973" calcext:value-type="float">
            <text:p>875.4108686197</text:p>
          </table:table-cell>
        </table:table-row>
        <table:table-row table:style-name="ro1">
          <table:table-cell office:value-type="float" office:value="36.9453545199999" calcext:value-type="float">
            <text:p>36.94535452</text:p>
          </table:table-cell>
          <table:table-cell office:value-type="float" office:value="787.629956482562" calcext:value-type="float">
            <text:p>787.6299564826</text:p>
          </table:table-cell>
        </table:table-row>
        <table:table-row table:style-name="ro1">
          <table:table-cell office:value-type="float" office:value="37.021973308" calcext:value-type="float">
            <text:p>37.021973308</text:p>
          </table:table-cell>
          <table:table-cell office:value-type="float" office:value="783.097743596469" calcext:value-type="float">
            <text:p>783.0977435965</text:p>
          </table:table-cell>
        </table:table-row>
        <table:table-row table:style-name="ro1">
          <table:table-cell office:value-type="float" office:value="37.1053115949999" calcext:value-type="float">
            <text:p>37.105311595</text:p>
          </table:table-cell>
          <table:table-cell office:value-type="float" office:value="719.957202865474" calcext:value-type="float">
            <text:p>719.9572028655</text:p>
          </table:table-cell>
        </table:table-row>
        <table:table-row table:style-name="ro1">
          <table:table-cell office:value-type="float" office:value="37.1931897540001" calcext:value-type="float">
            <text:p>37.193189754</text:p>
          </table:table-cell>
          <table:table-cell office:value-type="float" office:value="682.763506685144" calcext:value-type="float">
            <text:p>682.7635066851</text:p>
          </table:table-cell>
        </table:table-row>
        <table:table-row table:style-name="ro1">
          <table:table-cell office:value-type="float" office:value="37.292013798" calcext:value-type="float">
            <text:p>37.292013798</text:p>
          </table:table-cell>
          <table:table-cell office:value-type="float" office:value="607.13969568027" calcext:value-type="float">
            <text:p>607.1396956803</text:p>
          </table:table-cell>
        </table:table-row>
        <table:table-row table:style-name="ro1">
          <table:table-cell office:value-type="float" office:value="37.3987687910001" calcext:value-type="float">
            <text:p>37.398768791</text:p>
          </table:table-cell>
          <table:table-cell office:value-type="float" office:value="562.034601978257" calcext:value-type="float">
            <text:p>562.0346019783</text:p>
          </table:table-cell>
        </table:table-row>
        <table:table-row table:style-name="ro1">
          <table:table-cell office:value-type="float" office:value="37.524635045" calcext:value-type="float">
            <text:p>37.524635045</text:p>
          </table:table-cell>
          <table:table-cell office:value-type="float" office:value="476.696478152489" calcext:value-type="float">
            <text:p>476.6964781525</text:p>
          </table:table-cell>
        </table:table-row>
        <table:table-row table:style-name="ro1">
          <table:table-cell office:value-type="float" office:value="37.6671033509999" calcext:value-type="float">
            <text:p>37.667103351</text:p>
          </table:table-cell>
          <table:table-cell office:value-type="float" office:value="421.14630042712" calcext:value-type="float">
            <text:p>421.1463004271</text:p>
          </table:table-cell>
        </table:table-row>
        <table:table-row table:style-name="ro1">
          <table:table-cell office:value-type="float" office:value="37.8685712629999" calcext:value-type="float">
            <text:p>37.868571263</text:p>
          </table:table-cell>
          <table:table-cell office:value-type="float" office:value="297.814174993785" calcext:value-type="float">
            <text:p>297.8141749938</text:p>
          </table:table-cell>
        </table:table-row>
        <table:table-row table:style-name="ro1">
          <table:table-cell office:value-type="float" office:value="38.171745182" calcext:value-type="float">
            <text:p>38.171745182</text:p>
          </table:table-cell>
          <table:table-cell office:value-type="float" office:value="197.906205777501" calcext:value-type="float">
            <text:p>197.9062057775</text:p>
          </table:table-cell>
        </table:table-row>
        <table:table-row table:style-name="ro1">
          <table:table-cell office:value-type="float" office:value="38.433862742" calcext:value-type="float">
            <text:p>38.433862742</text:p>
          </table:table-cell>
          <table:table-cell office:value-type="float" office:value="228.904923424455" calcext:value-type="float">
            <text:p>228.9049234245</text:p>
          </table:table-cell>
        </table:table-row>
        <table:table-row table:style-name="ro1">
          <table:table-cell office:value-type="float" office:value="47.9914853329999" calcext:value-type="float">
            <text:p>47.991485333</text:p>
          </table:table-cell>
          <table:table-cell office:value-type="float" office:value="6.27771178750036" calcext:value-type="float">
            <text:p>6.2777117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06T23:32:11.019761821</dc:date>
    <meta:editing-duration>PT5M43S</meta:editing-duration>
    <meta:editing-cycles>1</meta:editing-cycles>
    <meta:document-statistic meta:table-count="1" meta:cell-count="6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343" svg:x="0.32cm" svg:y="0.18cm" svg:width="12.965cm" svg:height="8.64cm">
          <chartooo:coordinate-region svg:x="1.418cm" svg:y="0.379cm" svg:width="11.6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43" chart:class="chart:scatter">
            <chart:domain table:cell-range-address="Sheet1.A1:Sheet1.A343"/>
            <chart:data-point chart:repeated="3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2217907400004">
                <text:p>4.92217907400004</text:p>
                <draw:g>
                  <svg:desc>Sheet1.A1:Sheet1.A343</svg:desc>
                </draw:g>
              </table:table-cell>
              <table:table-cell office:value-type="float" office:value="12.1897231079894">
                <text:p>12.1897231079894</text:p>
                <draw:g>
                  <svg:desc>Sheet1.B1:Sheet1.B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5059854399997">
                <text:p>5.05059854399997</text:p>
              </table:table-cell>
              <table:table-cell office:value-type="float" office:value="467.218872652523">
                <text:p>467.218872652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3067825200005">
                <text:p>5.13067825200005</text:p>
              </table:table-cell>
              <table:table-cell office:value-type="float" office:value="749.253481293119">
                <text:p>749.253481293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9987921300003">
                <text:p>5.19987921300003</text:p>
              </table:table-cell>
              <table:table-cell office:value-type="float" office:value="867.039982291843">
                <text:p>867.039982291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5657601600005">
                <text:p>5.25657601600005</text:p>
              </table:table-cell>
              <table:table-cell office:value-type="float" office:value="1058.26072768117">
                <text:p>1058.26072768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0637207199993">
                <text:p>5.30637207199993</text:p>
              </table:table-cell>
              <table:table-cell office:value-type="float" office:value="1204.91470248463">
                <text:p>1204.91470248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4791780399996">
                <text:p>5.34791780399996</text:p>
              </table:table-cell>
              <table:table-cell office:value-type="float" office:value="1444.19166811057">
                <text:p>1444.19166811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8665323800001">
                <text:p>5.38665323800001</text:p>
              </table:table-cell>
              <table:table-cell office:value-type="float" office:value="1548.96934935412">
                <text:p>1548.96934935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22021761">
                <text:p>5.422021761</text:p>
              </table:table-cell>
              <table:table-cell office:value-type="float" office:value="1696.42368158885">
                <text:p>1696.42368158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5717273399987">
                <text:p>5.45717273399987</text:p>
              </table:table-cell>
              <table:table-cell office:value-type="float" office:value="1706.92287807275">
                <text:p>1706.92287807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9159839699996">
                <text:p>5.49159839699996</text:p>
              </table:table-cell>
              <table:table-cell office:value-type="float" office:value="1742.88582328359">
                <text:p>1742.885823283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2549885500002">
                <text:p>5.52549885500002</text:p>
              </table:table-cell>
              <table:table-cell office:value-type="float" office:value="1769.88759266587">
                <text:p>1769.88759266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5863957599991">
                <text:p>5.55863957599991</text:p>
              </table:table-cell>
              <table:table-cell office:value-type="float" office:value="1810.46151651965">
                <text:p>1810.46151651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9228873300003">
                <text:p>5.59228873300003</text:p>
              </table:table-cell>
              <table:table-cell office:value-type="float" office:value="1783.10559161328">
                <text:p>1783.10559161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637804399992">
                <text:p>5.62637804399992</text:p>
              </table:table-cell>
              <table:table-cell office:value-type="float" office:value="1760.08250798016">
                <text:p>1760.08250798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6031126200005">
                <text:p>5.66031126200005</text:p>
              </table:table-cell>
              <table:table-cell office:value-type="float" office:value="1768.17889773294">
                <text:p>1768.17889773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9349432700005">
                <text:p>5.69349432700005</text:p>
              </table:table-cell>
              <table:table-cell office:value-type="float" office:value="1808.1512361801">
                <text:p>1808.1512361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2725504599998">
                <text:p>5.72725504599998</text:p>
              </table:table-cell>
              <table:table-cell office:value-type="float" office:value="1777.21333482638">
                <text:p>1777.21333482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6148966799997">
                <text:p>5.76148966799997</text:p>
              </table:table-cell>
              <table:table-cell office:value-type="float" office:value="1752.61172739181">
                <text:p>1752.61172739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9517075199988">
                <text:p>5.79517075199988</text:p>
              </table:table-cell>
              <table:table-cell office:value-type="float" office:value="1781.41534875072">
                <text:p>1781.41534875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2828397399999">
                <text:p>5.82828397399999</text:p>
              </table:table-cell>
              <table:table-cell office:value-type="float" office:value="1811.96502109638">
                <text:p>1811.96502109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6200677600004">
                <text:p>5.86200677600004</text:p>
              </table:table-cell>
              <table:table-cell office:value-type="float" office:value="1779.21158508416">
                <text:p>1779.21158508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9600400399991">
                <text:p>5.89600400399991</text:p>
              </table:table-cell>
              <table:table-cell office:value-type="float" office:value="1764.84976952367">
                <text:p>1764.84976952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2987591999986">
                <text:p>5.92987591999986</text:p>
              </table:table-cell>
              <table:table-cell office:value-type="float" office:value="1771.37897956772">
                <text:p>1771.3789795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6324789100004">
                <text:p>5.96324789100004</text:p>
              </table:table-cell>
              <table:table-cell office:value-type="float" office:value="1797.91598163856">
                <text:p>1797.91598163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97057047">
                <text:p>5.997057047</text:p>
              </table:table-cell>
              <table:table-cell office:value-type="float" office:value="1774.66719370543">
                <text:p>1774.66719370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31456252">
                <text:p>6.031456252</text:p>
              </table:table-cell>
              <table:table-cell office:value-type="float" office:value="1744.22635639401">
                <text:p>1744.22635639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6593233099989">
                <text:p>6.06593233099989</text:p>
              </table:table-cell>
              <table:table-cell office:value-type="float" office:value="1740.33711896867">
                <text:p>1740.33711896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0028611999996">
                <text:p>6.10028611999996</text:p>
              </table:table-cell>
              <table:table-cell office:value-type="float" office:value="1746.53223840497">
                <text:p>1746.53223840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3501740699985">
                <text:p>6.13501740699985</text:p>
              </table:table-cell>
              <table:table-cell office:value-type="float" office:value="1727.5489963904">
                <text:p>1727.5489963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6997025499995">
                <text:p>6.16997025499995</text:p>
              </table:table-cell>
              <table:table-cell office:value-type="float" office:value="1716.59831553136">
                <text:p>1716.59831553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0479091699986">
                <text:p>6.20479091699986</text:p>
              </table:table-cell>
              <table:table-cell office:value-type="float" office:value="1723.11485635078">
                <text:p>1723.11485635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23903340399988">
                <text:p>6.23903340399988</text:p>
              </table:table-cell>
              <table:table-cell office:value-type="float" office:value="1752.20917802932">
                <text:p>1752.20917802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7382203399998">
                <text:p>6.27382203399998</text:p>
              </table:table-cell>
              <table:table-cell office:value-type="float" office:value="1724.7014326186">
                <text:p>1724.7014326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0922060900002">
                <text:p>6.30922060900002</text:p>
              </table:table-cell>
              <table:table-cell office:value-type="float" office:value="1694.98348450253">
                <text:p>1694.98348450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4437397700003">
                <text:p>6.34437397700003</text:p>
              </table:table-cell>
              <table:table-cell office:value-type="float" office:value="1706.80658535997">
                <text:p>1706.80658535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37924812799997">
                <text:p>6.37924812799997</text:p>
              </table:table-cell>
              <table:table-cell office:value-type="float" office:value="1720.47199084799">
                <text:p>1720.47199084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1464071399992">
                <text:p>6.41464071399992</text:p>
              </table:table-cell>
              <table:table-cell office:value-type="float" office:value="1695.27030322384">
                <text:p>1695.27030322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450460432">
                <text:p>6.450460432</text:p>
              </table:table-cell>
              <table:table-cell office:value-type="float" office:value="1675.05506324362">
                <text:p>1675.05506324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8636338000006">
                <text:p>6.48636338000006</text:p>
              </table:table-cell>
              <table:table-cell office:value-type="float" office:value="1671.17196058397">
                <text:p>1671.17196058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2212007899993">
                <text:p>6.52212007899993</text:p>
              </table:table-cell>
              <table:table-cell office:value-type="float" office:value="1678.00724558518">
                <text:p>1678.00724558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579465159999">
                <text:p>6.5579465159999</text:p>
              </table:table-cell>
              <table:table-cell office:value-type="float" office:value="1674.74091827921">
                <text:p>1674.74091827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9358608000002">
                <text:p>6.59358608000002</text:p>
              </table:table-cell>
              <table:table-cell office:value-type="float" office:value="1683.52227877412">
                <text:p>1683.522278774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2871772899985">
                <text:p>6.62871772899985</text:p>
              </table:table-cell>
              <table:table-cell office:value-type="float" office:value="1707.8617630588">
                <text:p>1707.8617630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66282354999998">
                <text:p>6.66282354999998</text:p>
              </table:table-cell>
              <table:table-cell office:value-type="float" office:value="1759.23048443124">
                <text:p>1759.23048443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69732619199999">
                <text:p>6.69732619199999</text:p>
              </table:table-cell>
              <table:table-cell office:value-type="float" office:value="1738.99726287594">
                <text:p>1738.99726287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73239971699991">
                <text:p>6.73239971699991</text:p>
              </table:table-cell>
              <table:table-cell office:value-type="float" office:value="1710.69203908485">
                <text:p>1710.692039084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6641131999986">
                <text:p>6.76641131999986</text:p>
              </table:table-cell>
              <table:table-cell office:value-type="float" office:value="1764.1038559718">
                <text:p>1764.1038559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79926537699998">
                <text:p>6.79926537699998</text:p>
              </table:table-cell>
              <table:table-cell office:value-type="float" office:value="1826.25847394666">
                <text:p>1826.25847394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83178474700003">
                <text:p>6.83178474700003</text:p>
              </table:table-cell>
              <table:table-cell office:value-type="float" office:value="1845.05419385173">
                <text:p>1845.05419385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86394875499991">
                <text:p>6.86394875499991</text:p>
              </table:table-cell>
              <table:table-cell office:value-type="float" office:value="1865.43915796256">
                <text:p>1865.43915796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89588297199998">
                <text:p>6.89588297199998</text:p>
              </table:table-cell>
              <table:table-cell office:value-type="float" office:value="1878.86241268627">
                <text:p>1878.8624126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2758135700001">
                <text:p>6.92758135700001</text:p>
              </table:table-cell>
              <table:table-cell office:value-type="float" office:value="1892.8409128714">
                <text:p>1892.8409128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95854448599994">
                <text:p>6.95854448599994</text:p>
              </table:table-cell>
              <table:table-cell office:value-type="float" office:value="1937.78865179091">
                <text:p>1937.7886517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98888011700001">
                <text:p>6.98888011700001</text:p>
              </table:table-cell>
              <table:table-cell office:value-type="float" office:value="1977.87215963498">
                <text:p>1977.872159634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019165488">
                <text:p>7.019165488</text:p>
              </table:table-cell>
              <table:table-cell office:value-type="float" office:value="1981.15453167201">
                <text:p>1981.154531672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04922695499999">
                <text:p>7.04922695499999</text:p>
              </table:table-cell>
              <table:table-cell office:value-type="float" office:value="1995.91057881534">
                <text:p>1995.91057881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7933237899988">
                <text:p>7.07933237899988</text:p>
              </table:table-cell>
              <table:table-cell office:value-type="float" office:value="1992.99634511806">
                <text:p>1992.99634511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0974946800002">
                <text:p>7.10974946800002</text:p>
              </table:table-cell>
              <table:table-cell office:value-type="float" office:value="1972.57535064339">
                <text:p>1972.57535064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14046259799989">
                <text:p>7.14046259799989</text:p>
              </table:table-cell>
              <table:table-cell office:value-type="float" office:value="1953.56188054618">
                <text:p>1953.56188054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7131119500004">
                <text:p>7.17131119500004</text:p>
              </table:table-cell>
              <table:table-cell office:value-type="float" office:value="1944.98310570467">
                <text:p>1944.98310570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0226619899995">
                <text:p>7.20226619899995</text:p>
              </table:table-cell>
              <table:table-cell office:value-type="float" office:value="1938.29727821004">
                <text:p>1938.29727821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3327083699996">
                <text:p>7.23327083699996</text:p>
              </table:table-cell>
              <table:table-cell office:value-type="float" office:value="1935.19434092327">
                <text:p>1935.194340923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6429531999997">
                <text:p>7.26429531999997</text:p>
              </table:table-cell>
              <table:table-cell office:value-type="float" office:value="1933.95648204614">
                <text:p>1933.95648204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9570688299987">
                <text:p>7.29570688299987</text:p>
              </table:table-cell>
              <table:table-cell office:value-type="float" office:value="1910.12462513265">
                <text:p>1910.12462513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2743651800001">
                <text:p>7.32743651800001</text:p>
              </table:table-cell>
              <table:table-cell office:value-type="float" office:value="1890.97668472146">
                <text:p>1890.97668472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5958422399995">
                <text:p>7.35958422399995</text:p>
              </table:table-cell>
              <table:table-cell office:value-type="float" office:value="1866.38511625452">
                <text:p>1866.38511625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9205005300005">
                <text:p>7.39205005300005</text:p>
              </table:table-cell>
              <table:table-cell office:value-type="float" office:value="1848.09696372794">
                <text:p>1848.096963727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42488374499999">
                <text:p>7.42488374499999</text:p>
              </table:table-cell>
              <table:table-cell office:value-type="float" office:value="1827.39120535423">
                <text:p>1827.39120535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45811050799989">
                <text:p>7.45811050799989</text:p>
              </table:table-cell>
              <table:table-cell office:value-type="float" office:value="1805.77325573895">
                <text:p>1805.77325573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4916861239999">
                <text:p>7.4916861239999</text:p>
              </table:table-cell>
              <table:table-cell office:value-type="float" office:value="1787.01114523072">
                <text:p>1787.01114523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2531324899996">
                <text:p>7.52531324899996</text:p>
              </table:table-cell>
              <table:table-cell office:value-type="float" office:value="1784.27385629552">
                <text:p>1784.27385629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55896224999992">
                <text:p>7.55896224999992</text:p>
              </table:table-cell>
              <table:table-cell office:value-type="float" office:value="1783.11385827101">
                <text:p>1783.11385827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59287838399996">
                <text:p>7.59287838399996</text:p>
              </table:table-cell>
              <table:table-cell office:value-type="float" office:value="1769.06955255967">
                <text:p>1769.06955255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2675233200002">
                <text:p>7.62675233200002</text:p>
              </table:table-cell>
              <table:table-cell office:value-type="float" office:value="1771.27271966901">
                <text:p>1771.27271966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6077622600005">
                <text:p>7.66077622600005</text:p>
              </table:table-cell>
              <table:table-cell office:value-type="float" office:value="1763.46658027881">
                <text:p>1763.46658027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9464168399986">
                <text:p>7.69464168399986</text:p>
              </table:table-cell>
              <table:table-cell office:value-type="float" office:value="1771.71677407517">
                <text:p>1771.716774075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282328199999">
                <text:p>7.7282328199999</text:p>
              </table:table-cell>
              <table:table-cell office:value-type="float" office:value="1786.18549845789">
                <text:p>1786.18549845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6154463500006">
                <text:p>7.76154463500006</text:p>
              </table:table-cell>
              <table:table-cell office:value-type="float" office:value="1801.16274059849">
                <text:p>1801.16274059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79459634599994">
                <text:p>7.79459634599994</text:p>
              </table:table-cell>
              <table:table-cell office:value-type="float" office:value="1815.33718482031">
                <text:p>1815.33718482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2754014199986">
                <text:p>7.82754014199986</text:p>
              </table:table-cell>
              <table:table-cell office:value-type="float" office:value="1821.28374034775">
                <text:p>1821.28374034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86010201299996">
                <text:p>7.86010201299996</text:p>
              </table:table-cell>
              <table:table-cell office:value-type="float" office:value="1842.64595851446">
                <text:p>1842.64595851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9218310399997">
                <text:p>7.89218310399997</text:p>
              </table:table-cell>
              <table:table-cell office:value-type="float" office:value="1870.26058434182">
                <text:p>1870.260584341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2419518599991">
                <text:p>7.92419518599991</text:p>
              </table:table-cell>
              <table:table-cell office:value-type="float" office:value="1874.29233750299">
                <text:p>1874.29233750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5593117499993">
                <text:p>7.95593117499993</text:p>
              </table:table-cell>
              <table:table-cell office:value-type="float" office:value="1890.59808408525">
                <text:p>1890.59808408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8758169600001">
                <text:p>7.98758169600001</text:p>
              </table:table-cell>
              <table:table-cell office:value-type="float" office:value="1895.7033914184">
                <text:p>1895.70339141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01903049899988">
                <text:p>8.01903049899988</text:p>
              </table:table-cell>
              <table:table-cell office:value-type="float" office:value="1907.86275713697">
                <text:p>1907.86275713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5034398999987">
                <text:p>8.05034398999987</text:p>
              </table:table-cell>
              <table:table-cell office:value-type="float" office:value="1916.10702236988">
                <text:p>1916.107022369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8157050199998">
                <text:p>8.08157050199998</text:p>
              </table:table-cell>
              <table:table-cell office:value-type="float" office:value="1921.44418818862">
                <text:p>1921.444188188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1254795299988">
                <text:p>8.11254795299988</text:p>
              </table:table-cell>
              <table:table-cell office:value-type="float" office:value="1936.89274176226">
                <text:p>1936.89274176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14359623799987">
                <text:p>8.14359623799987</text:p>
              </table:table-cell>
              <table:table-cell office:value-type="float" office:value="1932.47388704418">
                <text:p>1932.47388704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7444223100006">
                <text:p>8.17444223100006</text:p>
              </table:table-cell>
              <table:table-cell office:value-type="float" office:value="1945.14729999586">
                <text:p>1945.14729999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0521285999985">
                <text:p>8.20521285999985</text:p>
              </table:table-cell>
              <table:table-cell office:value-type="float" office:value="1949.91139116494">
                <text:p>1949.91139116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23590999999988">
                <text:p>8.23590999999988</text:p>
              </table:table-cell>
              <table:table-cell office:value-type="float" office:value="1954.57948199548">
                <text:p>1954.57948199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26665026499995">
                <text:p>8.26665026499995</text:p>
              </table:table-cell>
              <table:table-cell office:value-type="float" office:value="1951.83743535881">
                <text:p>1951.83743535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29725125999994">
                <text:p>8.29725125999994</text:p>
              </table:table-cell>
              <table:table-cell office:value-type="float" office:value="1960.72055827032">
                <text:p>1960.72055827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32791814000007">
                <text:p>8.32791814000007</text:p>
              </table:table-cell>
              <table:table-cell office:value-type="float" office:value="1956.50812863105">
                <text:p>1956.50812863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35862293599985">
                <text:p>8.35862293599985</text:p>
              </table:table-cell>
              <table:table-cell office:value-type="float" office:value="1954.0921229513">
                <text:p>1954.0921229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38947418999987">
                <text:p>8.38947418999987</text:p>
              </table:table-cell>
              <table:table-cell office:value-type="float" office:value="1944.81559809363">
                <text:p>1944.815598093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42018065299999">
                <text:p>8.42018065299999</text:p>
              </table:table-cell>
              <table:table-cell office:value-type="float" office:value="1953.9860386973">
                <text:p>1953.9860386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508549279999">
                <text:p>8.4508549279999</text:p>
              </table:table-cell>
              <table:table-cell office:value-type="float" office:value="1956.03645074498">
                <text:p>1956.036450744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8133128799987">
                <text:p>8.48133128799987</text:p>
              </table:table-cell>
              <table:table-cell office:value-type="float" office:value="1968.73904889124">
                <text:p>1968.73904889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51197858499995">
                <text:p>8.51197858499995</text:p>
              </table:table-cell>
              <table:table-cell office:value-type="float" office:value="1957.7582975696">
                <text:p>1957.7582975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54245062199993">
                <text:p>8.54245062199993</text:p>
              </table:table-cell>
              <table:table-cell office:value-type="float" office:value="1969.01834951292">
                <text:p>1969.01834951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57282198200005">
                <text:p>8.57282198200005</text:p>
              </table:table-cell>
              <table:table-cell office:value-type="float" office:value="1975.54538222088">
                <text:p>1975.545382220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6030962079999">
                <text:p>8.6030962079999</text:p>
              </table:table-cell>
              <table:table-cell office:value-type="float" office:value="1981.88386386175">
                <text:p>1981.88386386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63335840199989">
                <text:p>8.63335840199989</text:p>
              </table:table-cell>
              <table:table-cell office:value-type="float" office:value="1982.67184461324">
                <text:p>1982.671844613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66365861700001">
                <text:p>8.66365861700001</text:p>
              </table:table-cell>
              <table:table-cell office:value-type="float" office:value="1980.18396898348">
                <text:p>1980.18396898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69395820699992">
                <text:p>8.69395820699992</text:p>
              </table:table-cell>
              <table:table-cell office:value-type="float" office:value="1980.22481492891">
                <text:p>1980.22481492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72417524499997">
                <text:p>8.72417524499997</text:p>
              </table:table-cell>
              <table:table-cell office:value-type="float" office:value="1985.63472700098">
                <text:p>1985.63472700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75442504399985">
                <text:p>8.75442504399985</text:p>
              </table:table-cell>
              <table:table-cell office:value-type="float" office:value="1983.48425390353">
                <text:p>1983.484253903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78466010299985">
                <text:p>8.78466010299985</text:p>
              </table:table-cell>
              <table:table-cell office:value-type="float" office:value="1984.4512292828">
                <text:p>1984.4512292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1500927599996">
                <text:p>8.81500927599996</text:p>
              </table:table-cell>
              <table:table-cell office:value-type="float" office:value="1976.98962010576">
                <text:p>1976.98962010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84544016699988">
                <text:p>8.84544016699988</text:p>
              </table:table-cell>
              <table:table-cell office:value-type="float" office:value="1971.68068460929">
                <text:p>1971.680684609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87591522499997">
                <text:p>8.87591522499997</text:p>
              </table:table-cell>
              <table:table-cell office:value-type="float" office:value="1968.82316023213">
                <text:p>1968.823160232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90662668799996">
                <text:p>8.90662668799996</text:p>
              </table:table-cell>
              <table:table-cell office:value-type="float" office:value="1953.66791871888">
                <text:p>1953.667918718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93739054699995">
                <text:p>8.93739054699995</text:p>
              </table:table-cell>
              <table:table-cell office:value-type="float" office:value="1950.34049532018">
                <text:p>1950.340495320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96829284199998">
                <text:p>8.96829284199998</text:p>
              </table:table-cell>
              <table:table-cell office:value-type="float" office:value="1941.60336634987">
                <text:p>1941.603366349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99932091799997">
                <text:p>8.99932091799997</text:p>
              </table:table-cell>
              <table:table-cell office:value-type="float" office:value="1933.73253307845">
                <text:p>1933.73253307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03022430700003">
                <text:p>9.03022430700003</text:p>
              </table:table-cell>
              <table:table-cell office:value-type="float" office:value="1941.53463233062">
                <text:p>1941.534632330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06130482999993">
                <text:p>9.06130482999993</text:p>
              </table:table-cell>
              <table:table-cell office:value-type="float" office:value="1930.46944545277">
                <text:p>1930.469445452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09261253999989">
                <text:p>9.09261253999989</text:p>
              </table:table-cell>
              <table:table-cell office:value-type="float" office:value="1916.46083345182">
                <text:p>1916.460833451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12400983299995">
                <text:p>9.12400983299995</text:p>
              </table:table-cell>
              <table:table-cell office:value-type="float" office:value="1910.99277252646">
                <text:p>1910.992772526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15532228300003">
                <text:p>9.15532228300003</text:p>
              </table:table-cell>
              <table:table-cell office:value-type="float" office:value="1916.170724419">
                <text:p>1916.170724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18661535699994">
                <text:p>9.18661535699994</text:p>
              </table:table-cell>
              <table:table-cell office:value-type="float" office:value="1917.35717622956">
                <text:p>1917.357176229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21793931699995">
                <text:p>9.21793931699995</text:p>
              </table:table-cell>
              <table:table-cell office:value-type="float" office:value="1915.46662682442">
                <text:p>1915.466626824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24924681900006">
                <text:p>9.24924681900006</text:p>
              </table:table-cell>
              <table:table-cell office:value-type="float" office:value="1916.47356597706">
                <text:p>1916.473565977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28045421699994">
                <text:p>9.28045421699994</text:p>
              </table:table-cell>
              <table:table-cell office:value-type="float" office:value="1922.62104005702">
                <text:p>1922.621040057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31170994800004">
                <text:p>9.31170994800004</text:p>
              </table:table-cell>
              <table:table-cell office:value-type="float" office:value="1919.64795191659">
                <text:p>1919.64795191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34295645999987">
                <text:p>9.34295645999987</text:p>
              </table:table-cell>
              <table:table-cell office:value-type="float" office:value="1920.21432665303">
                <text:p>1920.214326653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37426750400005">
                <text:p>9.37426750400005</text:p>
              </table:table-cell>
              <table:table-cell office:value-type="float" office:value="1916.25676868717">
                <text:p>1916.256768687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40507417399999">
                <text:p>9.40507417399999</text:p>
              </table:table-cell>
              <table:table-cell office:value-type="float" office:value="1947.63017230044">
                <text:p>1947.63017230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43525397300004">
                <text:p>9.43525397300004</text:p>
              </table:table-cell>
              <table:table-cell office:value-type="float" office:value="1988.08481129699">
                <text:p>1988.08481129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46484273300007">
                <text:p>9.46484273300007</text:p>
              </table:table-cell>
              <table:table-cell office:value-type="float" office:value="2027.79704184802">
                <text:p>2027.797041848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49356904999991">
                <text:p>9.49356904999991</text:p>
              </table:table-cell>
              <table:table-cell office:value-type="float" office:value="2088.67708312001">
                <text:p>2088.67708312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52257166699997">
                <text:p>9.52257166699997</text:p>
              </table:table-cell>
              <table:table-cell office:value-type="float" office:value="2068.77882778218">
                <text:p>2068.77882778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5515440239999">
                <text:p>9.5515440239999</text:p>
              </table:table-cell>
              <table:table-cell office:value-type="float" office:value="2070.93955110886">
                <text:p>2070.939551108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58122372100002">
                <text:p>9.58122372100002</text:p>
              </table:table-cell>
              <table:table-cell office:value-type="float" office:value="2021.58398044826">
                <text:p>2021.58398044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61128008299988">
                <text:p>9.61128008299988</text:p>
              </table:table-cell>
              <table:table-cell office:value-type="float" office:value="1996.24957938232">
                <text:p>1996.24957938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64203315999998">
                <text:p>9.64203315999998</text:p>
              </table:table-cell>
              <table:table-cell office:value-type="float" office:value="1951.02428286464">
                <text:p>1951.024282864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67328264100001">
                <text:p>9.67328264100001</text:p>
              </table:table-cell>
              <table:table-cell office:value-type="float" office:value="1920.03188788765">
                <text:p>1920.031887887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70521128599989">
                <text:p>9.70521128599989</text:p>
              </table:table-cell>
              <table:table-cell office:value-type="float" office:value="1879.19030075425">
                <text:p>1879.19030075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73730393999995">
                <text:p>9.73730393999995</text:p>
              </table:table-cell>
              <table:table-cell office:value-type="float" office:value="1869.58672847379">
                <text:p>1869.586728473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77021799599993">
                <text:p>9.77021799599993</text:p>
              </table:table-cell>
              <table:table-cell office:value-type="float" office:value="1822.92938919572">
                <text:p>1822.929389195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80321502099991">
                <text:p>9.80321502099991</text:p>
              </table:table-cell>
              <table:table-cell office:value-type="float" office:value="1818.34574480655">
                <text:p>1818.34574480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83687006299988">
                <text:p>9.83687006299988</text:p>
              </table:table-cell>
              <table:table-cell office:value-type="float" office:value="1782.79379357376">
                <text:p>1782.79379357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87070802099993">
                <text:p>9.87070802099993</text:p>
              </table:table-cell>
              <table:table-cell office:value-type="float" office:value="1773.1566426057">
                <text:p>1773.1566426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90537956799994">
                <text:p>9.90537956799994</text:p>
              </table:table-cell>
              <table:table-cell office:value-type="float" office:value="1730.52560936989">
                <text:p>1730.525609369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94015595899987">
                <text:p>9.94015595899987</text:p>
              </table:table-cell>
              <table:table-cell office:value-type="float" office:value="1725.30841397927">
                <text:p>1725.3084139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97564453399991">
                <text:p>9.97564453399991</text:p>
              </table:table-cell>
              <table:table-cell office:value-type="float" office:value="1690.68495987579">
                <text:p>1690.684959875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0112607639999">
                <text:p>10.0112607639999</text:p>
              </table:table-cell>
              <table:table-cell office:value-type="float" office:value="1684.62523967495">
                <text:p>1684.62523967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0477934999999">
                <text:p>10.0477934999999</text:p>
              </table:table-cell>
              <table:table-cell office:value-type="float" office:value="1642.3626196504">
                <text:p>1642.3626196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0842048309999">
                <text:p>10.0842048309999</text:p>
              </table:table-cell>
              <table:table-cell office:value-type="float" office:value="1647.83869065583">
                <text:p>1647.83869065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1214880319999">
                <text:p>10.1214880319999</text:p>
              </table:table-cell>
              <table:table-cell office:value-type="float" office:value="1609.3038792442">
                <text:p>1609.30387924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1588020669999">
                <text:p>10.1588020669999</text:p>
              </table:table-cell>
              <table:table-cell office:value-type="float" office:value="1607.97405051441">
                <text:p>1607.974050514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971298460001">
                <text:p>10.1971298460001</text:p>
              </table:table-cell>
              <table:table-cell office:value-type="float" office:value="1565.44421735881">
                <text:p>1565.444217358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235294397">
                <text:p>10.235294397</text:p>
              </table:table-cell>
              <table:table-cell office:value-type="float" office:value="1572.13954908426">
                <text:p>1572.13954908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2744694119999">
                <text:p>10.2744694119999</text:p>
              </table:table-cell>
              <table:table-cell office:value-type="float" office:value="1531.58843717274">
                <text:p>1531.58843717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3137509369999">
                <text:p>10.3137509369999</text:p>
              </table:table-cell>
              <table:table-cell office:value-type="float" office:value="1527.43560745243">
                <text:p>1527.435607452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3541626639999">
                <text:p>10.3541626639999</text:p>
              </table:table-cell>
              <table:table-cell office:value-type="float" office:value="1484.71754250969">
                <text:p>1484.71754250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394487153">
                <text:p>10.394487153</text:p>
              </table:table-cell>
              <table:table-cell office:value-type="float" office:value="1487.92958045498">
                <text:p>1487.92958045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4363001229999">
                <text:p>10.4363001229999</text:p>
              </table:table-cell>
              <table:table-cell office:value-type="float" office:value="1434.96144856798">
                <text:p>1434.961448567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4781917390001">
                <text:p>10.4781917390001</text:p>
              </table:table-cell>
              <table:table-cell office:value-type="float" office:value="1432.26749714728">
                <text:p>1432.267497147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521680431">
                <text:p>10.521680431</text:p>
              </table:table-cell>
              <table:table-cell office:value-type="float" office:value="1379.66899533387">
                <text:p>1379.66899533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5652936009999">
                <text:p>10.5652936009999</text:p>
              </table:table-cell>
              <table:table-cell office:value-type="float" office:value="1375.73122981463">
                <text:p>1375.73122981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104370759999">
                <text:p>10.6104370759999</text:p>
              </table:table-cell>
              <table:table-cell office:value-type="float" office:value="1329.09573310335">
                <text:p>1329.09573310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6557753939999">
                <text:p>10.6557753939999</text:p>
              </table:table-cell>
              <table:table-cell office:value-type="float" office:value="1323.383897922">
                <text:p>1323.3838979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7029822439999">
                <text:p>10.7029822439999</text:p>
              </table:table-cell>
              <table:table-cell office:value-type="float" office:value="1271.00198382049">
                <text:p>1271.00198382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750431124">
                <text:p>10.750431124</text:p>
              </table:table-cell>
              <table:table-cell office:value-type="float" office:value="1264.51878316075">
                <text:p>1264.51878316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799786974">
                <text:p>10.799786974</text:p>
              </table:table-cell>
              <table:table-cell office:value-type="float" office:value="1215.66136537047">
                <text:p>1215.661365370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849391729">
                <text:p>10.849391729</text:p>
              </table:table-cell>
              <table:table-cell office:value-type="float" office:value="1209.56146240371">
                <text:p>1209.561462403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012670459999">
                <text:p>10.9012670459999</text:p>
              </table:table-cell>
              <table:table-cell office:value-type="float" office:value="1156.61943810521">
                <text:p>1156.619438105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53159914">
                <text:p>10.953159914</text:p>
              </table:table-cell>
              <table:table-cell office:value-type="float" office:value="1156.22825086271">
                <text:p>1156.228250862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0075948019999">
                <text:p>11.0075948019999</text:p>
              </table:table-cell>
              <table:table-cell office:value-type="float" office:value="1102.23428769036">
                <text:p>1102.234287690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0618443779999">
                <text:p>11.0618443779999</text:p>
              </table:table-cell>
              <table:table-cell office:value-type="float" office:value="1105.99942753317">
                <text:p>1105.999427533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1191125319999">
                <text:p>11.1191125319999</text:p>
              </table:table-cell>
              <table:table-cell office:value-type="float" office:value="1047.70270751203">
                <text:p>1047.70270751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1762336039999">
                <text:p>11.1762336039999</text:p>
              </table:table-cell>
              <table:table-cell office:value-type="float" office:value="1050.40045466984">
                <text:p>1050.400454669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2371177309999">
                <text:p>11.2371177309999</text:p>
              </table:table-cell>
              <table:table-cell office:value-type="float" office:value="985.478530389237">
                <text:p>985.4785303892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297879254">
                <text:p>11.297879254</text:p>
              </table:table-cell>
              <table:table-cell office:value-type="float" office:value="987.467019216935">
                <text:p>987.4670192169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363213306">
                <text:p>11.363213306</text:p>
              </table:table-cell>
              <table:table-cell office:value-type="float" office:value="918.35724500872">
                <text:p>918.357245008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428482671">
                <text:p>11.428482671</text:p>
              </table:table-cell>
              <table:table-cell office:value-type="float" office:value="919.26740822508">
                <text:p>919.26740822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499298988">
                <text:p>11.499298988</text:p>
              </table:table-cell>
              <table:table-cell office:value-type="float" office:value="847.262361865223">
                <text:p>847.262361865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570349419">
                <text:p>11.570349419</text:p>
              </table:table-cell>
              <table:table-cell office:value-type="float" office:value="844.470598637146">
                <text:p>844.470598637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6488355409999">
                <text:p>11.6488355409999</text:p>
              </table:table-cell>
              <table:table-cell office:value-type="float" office:value="764.466360053205">
                <text:p>764.4663600532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7270310930001">
                <text:p>11.7270310930001</text:p>
              </table:table-cell>
              <table:table-cell office:value-type="float" office:value="767.307071377977">
                <text:p>767.307071377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8117048930001">
                <text:p>11.8117048930001</text:p>
              </table:table-cell>
              <table:table-cell office:value-type="float" office:value="708.601716233201">
                <text:p>708.6017162332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89977899">
                <text:p>11.89977899</text:p>
              </table:table-cell>
              <table:table-cell office:value-type="float" office:value="681.24456615292">
                <text:p>681.244566152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997515694">
                <text:p>11.997515694</text:p>
              </table:table-cell>
              <table:table-cell office:value-type="float" office:value="613.894243865648">
                <text:p>613.8942438656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1013418479999">
                <text:p>12.1013418479999</text:p>
              </table:table-cell>
              <table:table-cell office:value-type="float" office:value="577.889074076712">
                <text:p>577.889074076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2212882869999">
                <text:p>12.2212882869999</text:p>
              </table:table-cell>
              <table:table-cell office:value-type="float" office:value="500.223270488538">
                <text:p>500.223270488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3525759720001">
                <text:p>12.3525759720001</text:p>
              </table:table-cell>
              <table:table-cell office:value-type="float" office:value="457.011638219638">
                <text:p>457.0116382196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5200222809999">
                <text:p>12.5200222809999</text:p>
              </table:table-cell>
              <table:table-cell office:value-type="float" office:value="358.323813515987">
                <text:p>358.3238135159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72175743">
                <text:p>12.72175743</text:p>
              </table:table-cell>
              <table:table-cell office:value-type="float" office:value="297.419662846983">
                <text:p>297.4196628469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9056817819999">
                <text:p>12.9056817819999</text:p>
              </table:table-cell>
              <table:table-cell office:value-type="float" office:value="326.221075934791">
                <text:p>326.2210759347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690530263">
                <text:p>31.690530263</text:p>
              </table:table-cell>
              <table:table-cell office:value-type="float" office:value="3.19406355929284">
                <text:p>3.194063559292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828673747">
                <text:p>31.828673747</text:p>
              </table:table-cell>
              <table:table-cell office:value-type="float" office:value="434.331017740911">
                <text:p>434.331017740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910347563">
                <text:p>31.910347563</text:p>
              </table:table-cell>
              <table:table-cell office:value-type="float" office:value="734.629565980589">
                <text:p>734.629565980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9818861679998">
                <text:p>31.9818861679998</text:p>
              </table:table-cell>
              <table:table-cell office:value-type="float" office:value="838.707995495506">
                <text:p>838.7079954955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0414610820001">
                <text:p>32.0414610820001</text:p>
              </table:table-cell>
              <table:table-cell office:value-type="float" office:value="1007.13531873123">
                <text:p>1007.135318731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0929839519999">
                <text:p>32.0929839519999</text:p>
              </table:table-cell>
              <table:table-cell office:value-type="float" office:value="1164.53140130101">
                <text:p>1164.53140130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34828641">
                <text:p>32.134828641</text:p>
              </table:table-cell>
              <table:table-cell office:value-type="float" office:value="1433.87372289698">
                <text:p>1433.873722896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173871365">
                <text:p>32.173871365</text:p>
              </table:table-cell>
              <table:table-cell office:value-type="float" office:value="1536.77801784703">
                <text:p>1536.778017847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2095101479999">
                <text:p>32.2095101479999</text:p>
              </table:table-cell>
              <table:table-cell office:value-type="float" office:value="1683.55917204172">
                <text:p>1683.559172041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2458519469999">
                <text:p>32.2458519469999</text:p>
              </table:table-cell>
              <table:table-cell office:value-type="float" office:value="1650.99146577946">
                <text:p>1650.991465779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28291515">
                <text:p>32.28291515</text:p>
              </table:table-cell>
              <table:table-cell office:value-type="float" office:value="1618.85630877105">
                <text:p>1618.85630877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3185757029999">
                <text:p>32.3185757029999</text:p>
              </table:table-cell>
              <table:table-cell office:value-type="float" office:value="1682.53139541228">
                <text:p>1682.531395412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.352470796">
                <text:p>32.352470796</text:p>
              </table:table-cell>
              <table:table-cell office:value-type="float" office:value="1770.16773488942">
                <text:p>1770.167734889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.387029688">
                <text:p>32.387029688</text:p>
              </table:table-cell>
              <table:table-cell office:value-type="float" office:value="1736.16677294188">
                <text:p>1736.166772941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.422125608">
                <text:p>32.422125608</text:p>
              </table:table-cell>
              <table:table-cell office:value-type="float" office:value="1709.60043218682">
                <text:p>1709.600432186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.456504084">
                <text:p>32.456504084</text:p>
              </table:table-cell>
              <table:table-cell office:value-type="float" office:value="1745.27806293535">
                <text:p>1745.278062935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89556838">
                <text:p>32.489556838</text:p>
              </table:table-cell>
              <table:table-cell office:value-type="float" office:value="1815.2799007318">
                <text:p>1815.2799007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.5231095889999">
                <text:p>32.5231095889999</text:p>
              </table:table-cell>
              <table:table-cell office:value-type="float" office:value="1788.22892943114">
                <text:p>1788.228929431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.557224524">
                <text:p>32.557224524</text:p>
              </table:table-cell>
              <table:table-cell office:value-type="float" office:value="1758.76049594455">
                <text:p>1758.76049594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591165971">
                <text:p>32.591165971</text:p>
              </table:table-cell>
              <table:table-cell office:value-type="float" office:value="1767.75020817671">
                <text:p>1767.75020817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.62486294">
                <text:p>32.62486294</text:p>
              </table:table-cell>
              <table:table-cell office:value-type="float" office:value="1780.57557639956">
                <text:p>1780.575576399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.658848241">
                <text:p>32.658848241</text:p>
              </table:table-cell>
              <table:table-cell office:value-type="float" office:value="1765.46913619943">
                <text:p>1765.469136199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.693268019">
                <text:p>32.693268019</text:p>
              </table:table-cell>
              <table:table-cell office:value-type="float" office:value="1743.18381716321">
                <text:p>1743.18381716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.727016134">
                <text:p>32.727016134</text:p>
              </table:table-cell>
              <table:table-cell office:value-type="float" office:value="1777.87707550585">
                <text:p>1777.87707550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.759883471">
                <text:p>32.759883471</text:p>
              </table:table-cell>
              <table:table-cell office:value-type="float" office:value="1825.52057685883">
                <text:p>1825.520576858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.793134713">
                <text:p>32.793134713</text:p>
              </table:table-cell>
              <table:table-cell office:value-type="float" office:value="1804.44387611114">
                <text:p>1804.443876111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.8270093379999">
                <text:p>32.8270093379999</text:p>
              </table:table-cell>
              <table:table-cell office:value-type="float" office:value="1771.23731997278">
                <text:p>1771.237319972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8610726069999">
                <text:p>32.8610726069999</text:p>
              </table:table-cell>
              <table:table-cell office:value-type="float" office:value="1761.42812365128">
                <text:p>1761.428123651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895077439">
                <text:p>32.895077439</text:p>
              </table:table-cell>
              <table:table-cell office:value-type="float" office:value="1764.45512213412">
                <text:p>1764.455122134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.9294989359998">
                <text:p>32.9294989359998</text:p>
              </table:table-cell>
              <table:table-cell office:value-type="float" office:value="1743.09676305849">
                <text:p>1743.096763058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9644181900001">
                <text:p>32.9644181900001</text:p>
              </table:table-cell>
              <table:table-cell office:value-type="float" office:value="1718.2497655772">
                <text:p>1718.2497655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998938384">
                <text:p>32.998938384</text:p>
              </table:table-cell>
              <table:table-cell office:value-type="float" office:value="1738.11305927573">
                <text:p>1738.11305927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0329155079999">
                <text:p>33.0329155079999</text:p>
              </table:table-cell>
              <table:table-cell office:value-type="float" office:value="1765.89401740477">
                <text:p>1765.894017404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0675942949999">
                <text:p>33.0675942949999</text:p>
              </table:table-cell>
              <table:table-cell office:value-type="float" office:value="1730.16432206437">
                <text:p>1730.16432206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1027225589999">
                <text:p>33.1027225589999</text:p>
              </table:table-cell>
              <table:table-cell office:value-type="float" office:value="1708.02633458153">
                <text:p>1708.02633458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1380797289999">
                <text:p>33.1380797289999</text:p>
              </table:table-cell>
              <table:table-cell office:value-type="float" office:value="1696.96839424661">
                <text:p>1696.968394246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173697469">
                <text:p>33.173697469</text:p>
              </table:table-cell>
              <table:table-cell office:value-type="float" office:value="1684.55382064594">
                <text:p>1684.553820645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208956983">
                <text:p>33.208956983</text:p>
              </table:table-cell>
              <table:table-cell office:value-type="float" office:value="1701.66837807152">
                <text:p>1701.668378071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243957122">
                <text:p>33.243957122</text:p>
              </table:table-cell>
              <table:table-cell office:value-type="float" office:value="1714.27890615066">
                <text:p>1714.278906150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2794158009999">
                <text:p>33.2794158009999</text:p>
              </table:table-cell>
              <table:table-cell office:value-type="float" office:value="1692.11041393048">
                <text:p>1692.110413930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3154992689999">
                <text:p>33.3154992689999</text:p>
              </table:table-cell>
              <table:table-cell office:value-type="float" office:value="1662.81134618143">
                <text:p>1662.811346181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3509598749999">
                <text:p>33.3509598749999</text:p>
              </table:table-cell>
              <table:table-cell office:value-type="float" office:value="1692.01846127431">
                <text:p>1692.018461274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385169654">
                <text:p>33.385169654</text:p>
              </table:table-cell>
              <table:table-cell office:value-type="float" office:value="1753.88446677297">
                <text:p>1753.884466772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4199155239999">
                <text:p>33.4199155239999</text:p>
              </table:table-cell>
              <table:table-cell office:value-type="float" office:value="1726.82393620605">
                <text:p>1726.823936206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4549620180001">
                <text:p>33.4549620180001</text:p>
              </table:table-cell>
              <table:table-cell office:value-type="float" office:value="1712.01147822833">
                <text:p>1712.011478228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4891396089999">
                <text:p>33.4891396089999</text:p>
              </table:table-cell>
              <table:table-cell office:value-type="float" office:value="1755.53625181469">
                <text:p>1755.536251814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.5221319990001">
                <text:p>33.5221319990001</text:p>
              </table:table-cell>
              <table:table-cell office:value-type="float" office:value="1818.60119863356">
                <text:p>1818.601198633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.555392772">
                <text:p>33.555392772</text:p>
              </table:table-cell>
              <table:table-cell office:value-type="float" office:value="1803.92680591373">
                <text:p>1803.926805913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.5889772410001">
                <text:p>33.5889772410001</text:p>
              </table:table-cell>
              <table:table-cell office:value-type="float" office:value="1786.54008196141">
                <text:p>1786.540081961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.6217369229998">
                <text:p>33.6217369229998</text:p>
              </table:table-cell>
              <table:table-cell office:value-type="float" office:value="1831.5196100013">
                <text:p>1831.51961000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.653819265">
                <text:p>33.653819265</text:p>
              </table:table-cell>
              <table:table-cell office:value-type="float" office:value="1870.18765648831">
                <text:p>1870.187656488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.6858127529999">
                <text:p>33.6858127529999</text:p>
              </table:table-cell>
              <table:table-cell office:value-type="float" office:value="1875.38164016974">
                <text:p>1875.381640169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.7176634289999">
                <text:p>33.7176634289999</text:p>
              </table:table-cell>
              <table:table-cell office:value-type="float" office:value="1883.79047276876">
                <text:p>1883.79047276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.7492040539998">
                <text:p>33.7492040539998</text:p>
              </table:table-cell>
              <table:table-cell office:value-type="float" office:value="1902.30853066879">
                <text:p>1902.308530668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.7800268189999">
                <text:p>33.7800268189999</text:p>
              </table:table-cell>
              <table:table-cell office:value-type="float" office:value="1946.61316075712">
                <text:p>1946.613160757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.8108729159999">
                <text:p>33.8108729159999</text:p>
              </table:table-cell>
              <table:table-cell office:value-type="float" office:value="1945.1407417934">
                <text:p>1945.14074179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.84162365">
                <text:p>33.84162365</text:p>
              </table:table-cell>
              <table:table-cell office:value-type="float" office:value="1951.17293784977">
                <text:p>1951.172937849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.872140895">
                <text:p>33.872140895</text:p>
              </table:table-cell>
              <table:table-cell office:value-type="float" office:value="1966.1014616454">
                <text:p>1966.1014616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902239496">
                <text:p>33.902239496</text:p>
              </table:table-cell>
              <table:table-cell office:value-type="float" office:value="1993.44813402035">
                <text:p>1993.448134020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.9326892940001">
                <text:p>33.9326892940001</text:p>
              </table:table-cell>
              <table:table-cell office:value-type="float" office:value="1970.45642141453">
                <text:p>1970.456421414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963427632">
                <text:p>33.963427632</text:p>
              </table:table-cell>
              <table:table-cell office:value-type="float" office:value="1951.95979691601">
                <text:p>1951.959796916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.994030501">
                <text:p>33.994030501</text:p>
              </table:table-cell>
              <table:table-cell office:value-type="float" office:value="1960.60049141469">
                <text:p>1960.600491414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024408945">
                <text:p>34.024408945</text:p>
              </table:table-cell>
              <table:table-cell office:value-type="float" office:value="1975.08470150695">
                <text:p>1975.084701506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0547841600001">
                <text:p>34.0547841600001</text:p>
              </table:table-cell>
              <table:table-cell office:value-type="float" office:value="1975.29466046258">
                <text:p>1975.29466046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0852561449999">
                <text:p>34.0852561449999</text:p>
              </table:table-cell>
              <table:table-cell office:value-type="float" office:value="1969.02170962269">
                <text:p>1969.021709622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1154796409999">
                <text:p>34.1154796409999</text:p>
              </table:table-cell>
              <table:table-cell office:value-type="float" office:value="1985.21044686805">
                <text:p>1985.210446868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.1456351689999">
                <text:p>34.1456351689999</text:p>
              </table:table-cell>
              <table:table-cell office:value-type="float" office:value="1989.68494267301">
                <text:p>1989.684942673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175787468">
                <text:p>34.175787468</text:p>
              </table:table-cell>
              <table:table-cell office:value-type="float" office:value="1989.89801739068">
                <text:p>1989.898017390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.2061275789999">
                <text:p>34.2061275789999</text:p>
              </table:table-cell>
              <table:table-cell office:value-type="float" office:value="1977.58010839269">
                <text:p>1977.580108392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.236180608">
                <text:p>34.236180608</text:p>
              </table:table-cell>
              <table:table-cell office:value-type="float" office:value="1996.4709713553">
                <text:p>1996.47097135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.2663128029999">
                <text:p>34.2663128029999</text:p>
              </table:table-cell>
              <table:table-cell office:value-type="float" office:value="1991.22566412094">
                <text:p>1991.22566412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.296550622">
                <text:p>34.296550622</text:p>
              </table:table-cell>
              <table:table-cell office:value-type="float" office:value="1984.27009566081">
                <text:p>1984.270095660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.3272398449999">
                <text:p>34.3272398449999</text:p>
              </table:table-cell>
              <table:table-cell office:value-type="float" office:value="1955.08371131735">
                <text:p>1955.08371131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.3576614659999">
                <text:p>34.3576614659999</text:p>
              </table:table-cell>
              <table:table-cell office:value-type="float" office:value="1972.28149019672">
                <text:p>1972.281490196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.3879400139999">
                <text:p>34.3879400139999</text:p>
              </table:table-cell>
              <table:table-cell office:value-type="float" office:value="1981.60096712242">
                <text:p>1981.600967122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.4186542899999">
                <text:p>34.4186542899999</text:p>
              </table:table-cell>
              <table:table-cell office:value-type="float" office:value="1953.48898993905">
                <text:p>1953.488989939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.4496784599999">
                <text:p>34.4496784599999</text:p>
              </table:table-cell>
              <table:table-cell office:value-type="float" office:value="1933.97599356162">
                <text:p>1933.97599356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.480458985">
                <text:p>34.480458985</text:p>
              </table:table-cell>
              <table:table-cell office:value-type="float" office:value="1949.28449075008">
                <text:p>1949.28449075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.511013052">
                <text:p>34.511013052</text:p>
              </table:table-cell>
              <table:table-cell office:value-type="float" office:value="1963.73202952567">
                <text:p>1963.73202952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5420518579999">
                <text:p>34.5420518579999</text:p>
              </table:table-cell>
              <table:table-cell office:value-type="float" office:value="1933.06404892182">
                <text:p>1933.06404892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5735499309999">
                <text:p>34.5735499309999</text:p>
              </table:table-cell>
              <table:table-cell office:value-type="float" office:value="1904.87843494631">
                <text:p>1904.878434946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605080088">
                <text:p>34.605080088</text:p>
              </table:table-cell>
              <table:table-cell office:value-type="float" office:value="1902.94009635744">
                <text:p>1902.940096357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637011909">
                <text:p>34.637011909</text:p>
              </table:table-cell>
              <table:table-cell office:value-type="float" office:value="1879.00339288842">
                <text:p>1879.003392888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6694730510001">
                <text:p>34.6694730510001</text:p>
              </table:table-cell>
              <table:table-cell office:value-type="float" office:value="1848.36380678818">
                <text:p>1848.363806788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7026675229999">
                <text:p>34.7026675229999</text:p>
              </table:table-cell>
              <table:table-cell office:value-type="float" office:value="1807.52988028313">
                <text:p>1807.529880283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735852775">
                <text:p>34.735852775</text:p>
              </table:table-cell>
              <table:table-cell office:value-type="float" office:value="1808.03207400322">
                <text:p>1808.032074003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769216361">
                <text:p>34.769216361</text:p>
              </table:table-cell>
              <table:table-cell office:value-type="float" office:value="1798.36783732088">
                <text:p>1798.367837320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802962861">
                <text:p>34.802962861</text:p>
              </table:table-cell>
              <table:table-cell office:value-type="float" office:value="1777.96215903837">
                <text:p>1777.962159038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8370377439999">
                <text:p>34.8370377439999</text:p>
              </table:table-cell>
              <table:table-cell office:value-type="float" office:value="1760.82776278853">
                <text:p>1760.827762788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8713025229999">
                <text:p>34.8713025229999</text:p>
              </table:table-cell>
              <table:table-cell office:value-type="float" office:value="1751.06922475351">
                <text:p>1751.069224753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905603552">
                <text:p>34.905603552</text:p>
              </table:table-cell>
              <table:table-cell office:value-type="float" office:value="1749.21866046326">
                <text:p>1749.218660463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9402892139999">
                <text:p>34.9402892139999</text:p>
              </table:table-cell>
              <table:table-cell office:value-type="float" office:value="1729.82138845066">
                <text:p>1729.821388450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.975185448">
                <text:p>34.975185448</text:p>
              </table:table-cell>
              <table:table-cell office:value-type="float" office:value="1719.38324346843">
                <text:p>1719.383243468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0101813159999">
                <text:p>35.0101813159999</text:p>
              </table:table-cell>
              <table:table-cell office:value-type="float" office:value="1714.48812185992">
                <text:p>1714.488121859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.045087082">
                <text:p>35.045087082</text:p>
              </table:table-cell>
              <table:table-cell office:value-type="float" office:value="1718.91371757571">
                <text:p>1718.913717575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080158106">
                <text:p>35.080158106</text:p>
              </table:table-cell>
              <table:table-cell office:value-type="float" office:value="1710.81403269027">
                <text:p>1710.81403269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1151851729999">
                <text:p>35.1151851729999</text:p>
              </table:table-cell>
              <table:table-cell office:value-type="float" office:value="1712.9610081317">
                <text:p>1712.96100813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1505386439999">
                <text:p>35.1505386439999</text:p>
              </table:table-cell>
              <table:table-cell office:value-type="float" office:value="1697.14594643301">
                <text:p>1697.14594643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185922271">
                <text:p>35.185922271</text:p>
              </table:table-cell>
              <table:table-cell office:value-type="float" office:value="1695.69953921989">
                <text:p>1695.69953921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2216908969999">
                <text:p>35.2216908969999</text:p>
              </table:table-cell>
              <table:table-cell office:value-type="float" office:value="1677.44771633409">
                <text:p>1677.447716334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2577383749999">
                <text:p>35.2577383749999</text:p>
              </table:table-cell>
              <table:table-cell office:value-type="float" office:value="1664.47150616194">
                <text:p>1664.471506161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293648458">
                <text:p>35.293648458</text:p>
              </table:table-cell>
              <table:table-cell office:value-type="float" office:value="1670.83991423384">
                <text:p>1670.839914233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329711822">
                <text:p>35.329711822</text:p>
              </table:table-cell>
              <table:table-cell office:value-type="float" office:value="1663.73830239331">
                <text:p>1663.738302393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365782998">
                <text:p>35.365782998</text:p>
              </table:table-cell>
              <table:table-cell office:value-type="float" office:value="1663.37798357566">
                <text:p>1663.377983575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.4019552669999">
                <text:p>35.4019552669999</text:p>
              </table:table-cell>
              <table:table-cell office:value-type="float" office:value="1658.72923260806">
                <text:p>1658.72923260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.438010506">
                <text:p>35.438010506</text:p>
              </table:table-cell>
              <table:table-cell office:value-type="float" office:value="1664.11322360085">
                <text:p>1664.113223600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.474003609">
                <text:p>35.474003609</text:p>
              </table:table-cell>
              <table:table-cell office:value-type="float" office:value="1666.98603340711">
                <text:p>1666.986033407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.509724735">
                <text:p>35.509724735</text:p>
              </table:table-cell>
              <table:table-cell office:value-type="float" office:value="1679.67829457566">
                <text:p>1679.678294575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5452601320001">
                <text:p>35.5452601320001</text:p>
              </table:table-cell>
              <table:table-cell office:value-type="float" office:value="1688.45728668307">
                <text:p>1688.457286683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.580519437">
                <text:p>35.580519437</text:p>
              </table:table-cell>
              <table:table-cell office:value-type="float" office:value="1701.67846473656">
                <text:p>1701.678464736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.6156091599998">
                <text:p>35.6156091599998</text:p>
              </table:table-cell>
              <table:table-cell office:value-type="float" office:value="1709.90235517943">
                <text:p>1709.902355179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.651683825">
                <text:p>35.651683825</text:p>
              </table:table-cell>
              <table:table-cell office:value-type="float" office:value="1663.21710817853">
                <text:p>1663.21710817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6878095319998">
                <text:p>35.6878095319998</text:p>
              </table:table-cell>
              <table:table-cell office:value-type="float" office:value="1660.86714926284">
                <text:p>1660.867149262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.725346274">
                <text:p>35.725346274</text:p>
              </table:table-cell>
              <table:table-cell office:value-type="float" office:value="1598.43387579427">
                <text:p>1598.433875794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.76313166">
                <text:p>35.76313166</text:p>
              </table:table-cell>
              <table:table-cell office:value-type="float" office:value="1587.91549727735">
                <text:p>1587.915497277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802338706">
                <text:p>35.802338706</text:p>
              </table:table-cell>
              <table:table-cell office:value-type="float" office:value="1530.33717459862">
                <text:p>1530.337174598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841746481">
                <text:p>35.841746481</text:p>
              </table:table-cell>
              <table:table-cell office:value-type="float" office:value="1522.54218869353">
                <text:p>1522.542188693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.8825189879999">
                <text:p>35.8825189879999</text:p>
              </table:table-cell>
              <table:table-cell office:value-type="float" office:value="1471.57985649754">
                <text:p>1471.579856497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9233771189999">
                <text:p>35.9233771189999</text:p>
              </table:table-cell>
              <table:table-cell office:value-type="float" office:value="1468.49595249295">
                <text:p>1468.495952492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.965664931">
                <text:p>35.965664931</text:p>
              </table:table-cell>
              <table:table-cell office:value-type="float" office:value="1418.84853252617">
                <text:p>1418.848532526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.007984305">
                <text:p>36.007984305</text:p>
              </table:table-cell>
              <table:table-cell office:value-type="float" office:value="1417.79034822059">
                <text:p>1417.790348220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.0519755989999">
                <text:p>36.0519755989999</text:p>
              </table:table-cell>
              <table:table-cell office:value-type="float" office:value="1363.90623108749">
                <text:p>1363.906231087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.0959946">
                <text:p>36.0959946</text:p>
              </table:table-cell>
              <table:table-cell office:value-type="float" office:value="1363.04774385483">
                <text:p>1363.047743854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.141766145">
                <text:p>36.141766145</text:p>
              </table:table-cell>
              <table:table-cell office:value-type="float" office:value="1310.85808879789">
                <text:p>1310.858088797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.187675658">
                <text:p>36.187675658</text:p>
              </table:table-cell>
              <table:table-cell office:value-type="float" office:value="1306.91867718222">
                <text:p>1306.918677182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.235587609">
                <text:p>36.235587609</text:p>
              </table:table-cell>
              <table:table-cell office:value-type="float" office:value="1252.29715650537">
                <text:p>1252.297156505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.283754454">
                <text:p>36.283754454</text:p>
              </table:table-cell>
              <table:table-cell office:value-type="float" office:value="1245.67012848857">
                <text:p>1245.670128488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.3344062869999">
                <text:p>36.3344062869999</text:p>
              </table:table-cell>
              <table:table-cell office:value-type="float" office:value="1184.55732885681">
                <text:p>1184.557328856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.3853359309999">
                <text:p>36.3853359309999</text:p>
              </table:table-cell>
              <table:table-cell office:value-type="float" office:value="1178.09580604945">
                <text:p>1178.095806049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.4391743639999">
                <text:p>36.4391743639999</text:p>
              </table:table-cell>
              <table:table-cell office:value-type="float" office:value="1114.44551144327">
                <text:p>1114.445511443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.49319092">
                <text:p>36.49319092</text:p>
              </table:table-cell>
              <table:table-cell office:value-type="float" office:value="1110.77055708462">
                <text:p>1110.770557084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.550527564">
                <text:p>36.550527564</text:p>
              </table:table-cell>
              <table:table-cell office:value-type="float" office:value="1046.4512014325">
                <text:p>1046.45120143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.6083447779999">
                <text:p>36.6083447779999</text:p>
              </table:table-cell>
              <table:table-cell office:value-type="float" office:value="1037.75322000308">
                <text:p>1037.753220003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.670422805">
                <text:p>36.670422805</text:p>
              </table:table-cell>
              <table:table-cell office:value-type="float" office:value="966.525563061234">
                <text:p>966.5255630612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.732749685">
                <text:p>36.732749685</text:p>
              </table:table-cell>
              <table:table-cell office:value-type="float" office:value="962.666509217203">
                <text:p>962.6665092172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.80063737">
                <text:p>36.80063737</text:p>
              </table:table-cell>
              <table:table-cell office:value-type="float" office:value="883.812726859601">
                <text:p>883.8127268596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.869176615">
                <text:p>36.869176615</text:p>
              </table:table-cell>
              <table:table-cell office:value-type="float" office:value="875.41086861973">
                <text:p>875.410868619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.9453545199999">
                <text:p>36.9453545199999</text:p>
              </table:table-cell>
              <table:table-cell office:value-type="float" office:value="787.629956482562">
                <text:p>787.6299564825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.021973308">
                <text:p>37.021973308</text:p>
              </table:table-cell>
              <table:table-cell office:value-type="float" office:value="783.097743596469">
                <text:p>783.0977435964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.1053115949999">
                <text:p>37.1053115949999</text:p>
              </table:table-cell>
              <table:table-cell office:value-type="float" office:value="719.957202865474">
                <text:p>719.957202865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.1931897540001">
                <text:p>37.1931897540001</text:p>
              </table:table-cell>
              <table:table-cell office:value-type="float" office:value="682.763506685144">
                <text:p>682.7635066851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.292013798">
                <text:p>37.292013798</text:p>
              </table:table-cell>
              <table:table-cell office:value-type="float" office:value="607.13969568027">
                <text:p>607.139695680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.3987687910001">
                <text:p>37.3987687910001</text:p>
              </table:table-cell>
              <table:table-cell office:value-type="float" office:value="562.034601978257">
                <text:p>562.0346019782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524635045">
                <text:p>37.524635045</text:p>
              </table:table-cell>
              <table:table-cell office:value-type="float" office:value="476.696478152489">
                <text:p>476.6964781524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.6671033509999">
                <text:p>37.6671033509999</text:p>
              </table:table-cell>
              <table:table-cell office:value-type="float" office:value="421.14630042712">
                <text:p>421.146300427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.8685712629999">
                <text:p>37.8685712629999</text:p>
              </table:table-cell>
              <table:table-cell office:value-type="float" office:value="297.814174993785">
                <text:p>297.8141749937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.171745182">
                <text:p>38.171745182</text:p>
              </table:table-cell>
              <table:table-cell office:value-type="float" office:value="197.906205777501">
                <text:p>197.9062057775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.433862742">
                <text:p>38.433862742</text:p>
              </table:table-cell>
              <table:table-cell office:value-type="float" office:value="228.904923424455">
                <text:p>228.904923424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.9914853329999">
                <text:p>47.9914853329999</text:p>
              </table:table-cell>
              <table:table-cell office:value-type="float" office:value="6.27771178750036">
                <text:p>6.2777117875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